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48.96pt"/>
    </style:style>
    <style:style style:name="co2" style:family="table-column">
      <style:table-column-properties fo:break-before="auto" style:column-width="69.4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3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0.9" calcext:value-type="float">
            <text:p>0.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11.17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8.5402e6, out</text:p>
          </table:table-cell>
          <table:table-cell office:value-type="string" calcext:value-type="string">
            <text:p><text:s/>3.5872e6, dro</text:p>
          </table:table-cell>
          <table:table-cell office:value-type="string" calcext:value-type="string">
            <text:p>p 4.9529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1919" calcext:value-type="float">
            <text:p>321919</text:p>
          </table:table-cell>
          <table:table-cell office:value-type="float" office:value="36655139" calcext:value-type="float">
            <text:p>36655139</text:p>
          </table:table-cell>
          <table:table-cell office:value-type="float" office:value="0" calcext:value-type="float">
            <text:p>0</text:p>
          </table:table-cell>
          <table:table-cell office:value-type="float" office:value="345595928" calcext:value-type="float">
            <text:p>345595928</text:p>
          </table:table-cell>
          <table:table-cell office:value-type="float" office:value="113.86" calcext:value-type="float">
            <text:p>113.86</text:p>
          </table:table-cell>
          <table:table-cell/>
          <table:table-cell office:value-type="string" calcext:value-type="string">
            <text:p>Packets</text:p>
          </table:table-cell>
          <table:table-cell table:formula="of:=[.D10]/[.D5]" office:value-type="float" office:value="0.480150300343971" calcext:value-type="float">
            <text:p>0.480150300343971</text:p>
          </table:table-cell>
          <table:table-cell table:formula="of:=[.D9]/[.D5]" office:value-type="float" office:value="0.519849699656029" calcext:value-type="float">
            <text:p>0.519849699656029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1919" calcext:value-type="float">
            <text:p>321919</text:p>
          </table:table-cell>
          <table:table-cell office:value-type="float" office:value="36655139" calcext:value-type="float">
            <text:p>36655139</text:p>
          </table:table-cell>
          <table:table-cell office:value-type="float" office:value="0" calcext:value-type="float">
            <text:p>0</text:p>
          </table:table-cell>
          <table:table-cell office:value-type="float" office:value="2922713784" calcext:value-type="float">
            <text:p>2922713784</text:p>
          </table:table-cell>
          <table:table-cell office:value-type="float" office:value="113.86" calcext:value-type="float">
            <text:p>113.86</text:p>
          </table:table-cell>
          <table:table-cell/>
          <table:table-cell office:value-type="string" calcext:value-type="string">
            <text:p>clock cycles</text:p>
          </table:table-cell>
          <table:table-cell table:formula="of:=[.F10]+[.F11]+[.F12]+[.F13]+(([.F5]+[.F6])*[.J5])+([.F7])/4" office:value-type="float" office:value="4248442217.83392" calcext:value-type="float">
            <text:p>4248442217.83392</text:p>
          </table:table-cell>
          <table:table-cell table:formula="of:=[.F9]+[.F14]+[.F15]+[.F16]+(([.F5]+[.F6])*[.K5])+[.F7]*0.75" office:value-type="float" office:value="10259145738.1461" calcext:value-type="float">
            <text:p>10259145738.1461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90570" calcext:value-type="float">
            <text:p>690570</text:p>
          </table:table-cell>
          <table:table-cell office:value-type="float" office:value="87266246" calcext:value-type="float">
            <text:p>87266246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2110053456" calcext:value-type="float">
            <text:p>2110053456</text:p>
          </table:table-cell>
          <table:table-cell office:value-type="float" office:value="126.37" calcext:value-type="float">
            <text:p>126.37</text:p>
          </table:table-cell>
          <table:table-cell/>
          <table:table-cell office:value-type="string" calcext:value-type="string">
            <text:p>cpp</text:p>
          </table:table-cell>
          <table:table-cell table:formula="of:=[.J6]/[.D10]" office:value-type="float" office:value="241.38909154387" calcext:value-type="float">
            <text:p>241.38909154387</text:p>
          </table:table-cell>
          <table:table-cell table:formula="of:=[.K6]/[.D9]" office:value-type="float" office:value="538.391917095964" calcext:value-type="float">
            <text:p>538.391917095964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89749" calcext:value-type="float">
            <text:p>289749</text:p>
          </table:table-cell>
          <table:table-cell office:value-type="float" office:value="50611107" calcext:value-type="float">
            <text:p>50611107</text:p>
          </table:table-cell>
          <table:table-cell office:value-type="float" office:value="0" calcext:value-type="float">
            <text:p>0</text:p>
          </table:table-cell>
          <table:table-cell office:value-type="float" office:value="1884647672" calcext:value-type="float">
            <text:p>1884647672</text:p>
          </table:table-cell>
          <table:table-cell office:value-type="float" office:value="174.67" calcext:value-type="float">
            <text:p>174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99408" calcext:value-type="float">
            <text:p>99408</text:p>
          </table:table-cell>
          <table:table-cell office:value-type="float" office:value="19055163" calcext:value-type="float">
            <text:p>19055163</text:p>
          </table:table-cell>
          <table:table-cell office:value-type="float" office:value="0" calcext:value-type="float">
            <text:p>0</text:p>
          </table:table-cell>
          <table:table-cell office:value-type="float" office:value="250336035.99" calcext:value-type="float">
            <text:p>250336035.99</text:p>
          </table:table-cell>
          <table:table-cell office:value-type="float" office:value="191.69" calcext:value-type="float">
            <text:p>191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3646" calcext:value-type="float">
            <text:p>273646</text:p>
          </table:table-cell>
          <table:table-cell office:value-type="float" office:value="17599976" calcext:value-type="float">
            <text:p>17599976</text:p>
          </table:table-cell>
          <table:table-cell office:value-type="float" office:value="0" calcext:value-type="float">
            <text:p>0</text:p>
          </table:table-cell>
          <table:table-cell office:value-type="float" office:value="598039060" calcext:value-type="float">
            <text:p>598039060</text:p>
          </table:table-cell>
          <table:table-cell office:value-type="float" office:value="64.32" calcext:value-type="float">
            <text:p>6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3646" calcext:value-type="float">
            <text:p>273646</text:p>
          </table:table-cell>
          <table:table-cell office:value-type="float" office:value="17599976" calcext:value-type="float">
            <text:p>17599976</text:p>
          </table:table-cell>
          <table:table-cell office:value-type="float" office:value="0" calcext:value-type="float">
            <text:p>0</text:p>
          </table:table-cell>
          <table:table-cell office:value-type="float" office:value="374370616" calcext:value-type="float">
            <text:p>374370616</text:p>
          </table:table-cell>
          <table:table-cell office:value-type="float" office:value="64.32" calcext:value-type="float">
            <text:p>6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3646" calcext:value-type="float">
            <text:p>273646</text:p>
          </table:table-cell>
          <table:table-cell office:value-type="float" office:value="17599976" calcext:value-type="float">
            <text:p>17599976</text:p>
          </table:table-cell>
          <table:table-cell office:value-type="float" office:value="0" calcext:value-type="float">
            <text:p>0</text:p>
          </table:table-cell>
          <table:table-cell office:value-type="float" office:value="593788912" calcext:value-type="float">
            <text:p>593788912</text:p>
          </table:table-cell>
          <table:table-cell office:value-type="float" office:value="64.32" calcext:value-type="float">
            <text:p>6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3646" calcext:value-type="float">
            <text:p>273646</text:p>
          </table:table-cell>
          <table:table-cell office:value-type="float" office:value="17599976" calcext:value-type="float">
            <text:p>17599976</text:p>
          </table:table-cell>
          <table:table-cell office:value-type="float" office:value="0" calcext:value-type="float">
            <text:p>0</text:p>
          </table:table-cell>
          <table:table-cell office:value-type="float" office:value="585450376" calcext:value-type="float">
            <text:p>585450376</text:p>
          </table:table-cell>
          <table:table-cell office:value-type="float" office:value="64.32" calcext:value-type="float">
            <text:p>6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99408" calcext:value-type="float">
            <text:p>99408</text:p>
          </table:table-cell>
          <table:table-cell office:value-type="float" office:value="19055163" calcext:value-type="float">
            <text:p>19055163</text:p>
          </table:table-cell>
          <table:table-cell office:value-type="float" office:value="0" calcext:value-type="float">
            <text:p>0</text:p>
          </table:table-cell>
          <table:table-cell office:value-type="float" office:value="650352160" calcext:value-type="float">
            <text:p>650352160</text:p>
          </table:table-cell>
          <table:table-cell office:value-type="float" office:value="191.69" calcext:value-type="float">
            <text:p>191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99408" calcext:value-type="float">
            <text:p>99408</text:p>
          </table:table-cell>
          <table:table-cell office:value-type="float" office:value="19055163" calcext:value-type="float">
            <text:p>19055163</text:p>
          </table:table-cell>
          <table:table-cell office:value-type="float" office:value="0" calcext:value-type="float">
            <text:p>0</text:p>
          </table:table-cell>
          <table:table-cell office:value-type="float" office:value="5344472319.99" calcext:value-type="float">
            <text:p>5344472319.99</text:p>
          </table:table-cell>
          <table:table-cell office:value-type="float" office:value="191.69" calcext:value-type="float">
            <text:p>191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99408" calcext:value-type="float">
            <text:p>99408</text:p>
          </table:table-cell>
          <table:table-cell office:value-type="float" office:value="19055163" calcext:value-type="float">
            <text:p>19055163</text:p>
          </table:table-cell>
          <table:table-cell office:value-type="float" office:value="0" calcext:value-type="float">
            <text:p>0</text:p>
          </table:table-cell>
          <table:table-cell office:value-type="float" office:value="732415308" calcext:value-type="float">
            <text:p>732415308</text:p>
          </table:table-cell>
          <table:table-cell office:value-type="float" office:value="191.69" calcext:value-type="float">
            <text:p>191.69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1" calcext:value-type="float">
            <text:p>0.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10.56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8.5226e6, out</text:p>
          </table:table-cell>
          <table:table-cell office:value-type="string" calcext:value-type="string">
            <text:p><text:s/>3.6512e6, dro</text:p>
          </table:table-cell>
          <table:table-cell office:value-type="string" calcext:value-type="string">
            <text:p>p 4.8714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7920" calcext:value-type="float">
            <text:p>327920</text:p>
          </table:table-cell>
          <table:table-cell office:value-type="float" office:value="37231968" calcext:value-type="float">
            <text:p>37231968</text:p>
          </table:table-cell>
          <table:table-cell office:value-type="float" office:value="0" calcext:value-type="float">
            <text:p>0</text:p>
          </table:table-cell>
          <table:table-cell office:value-type="float" office:value="358248332" calcext:value-type="float">
            <text:p>358248332</text:p>
          </table:table-cell>
          <table:table-cell office:value-type="float" office:value="113.54" calcext:value-type="float">
            <text:p>113.54</text:p>
          </table:table-cell>
          <table:table-cell/>
          <table:table-cell office:value-type="string" calcext:value-type="string">
            <text:p>Packets</text:p>
          </table:table-cell>
          <table:table-cell table:formula="of:=[.D27]/[.D22]" office:value-type="float" office:value="0.481153883673299" calcext:value-type="float">
            <text:p>0.481153883673299</text:p>
          </table:table-cell>
          <table:table-cell table:formula="of:=[.D26]/[.D22]" office:value-type="float" office:value="0.518846116326701" calcext:value-type="float">
            <text:p>0.518846116326701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7920" calcext:value-type="float">
            <text:p>327920</text:p>
          </table:table-cell>
          <table:table-cell office:value-type="float" office:value="37231968" calcext:value-type="float">
            <text:p>37231968</text:p>
          </table:table-cell>
          <table:table-cell office:value-type="float" office:value="0" calcext:value-type="float">
            <text:p>0</text:p>
          </table:table-cell>
          <table:table-cell office:value-type="float" office:value="2965551780" calcext:value-type="float">
            <text:p>2965551780</text:p>
          </table:table-cell>
          <table:table-cell office:value-type="float" office:value="113.54" calcext:value-type="float">
            <text:p>113.54</text:p>
          </table:table-cell>
          <table:table-cell/>
          <table:table-cell office:value-type="string" calcext:value-type="string">
            <text:p>clock cycles</text:p>
          </table:table-cell>
          <table:table-cell table:formula="of:=[.F27]+[.F28]+[.F29]+[.F30]+(([.F22]+[.F23])*[.J22])+([.F24])/4" office:value-type="float" office:value="4262651765.44255" calcext:value-type="float">
            <text:p>4262651765.44255</text:p>
          </table:table-cell>
          <table:table-cell table:formula="of:=[.F26]+[.F31]+[.F32]+[.F33]+(([.F22]+[.F23])*[.K22])+[.F24]*0.75" office:value-type="float" office:value="10236546314.5575" calcext:value-type="float">
            <text:p>10236546314.5575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91456" calcext:value-type="float">
            <text:p>691456</text:p>
          </table:table-cell>
          <table:table-cell office:value-type="float" office:value="86907699" calcext:value-type="float">
            <text:p>86907699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1940086436" calcext:value-type="float">
            <text:p>1940086436</text:p>
          </table:table-cell>
          <table:table-cell office:value-type="float" office:value="125.69" calcext:value-type="float">
            <text:p>125.69</text:p>
          </table:table-cell>
          <table:table-cell table:number-columns-repeated="2"/>
          <table:table-cell table:formula="of:=[.J23]/[.D27]" office:value-type="float" office:value="237.946798801056" calcext:value-type="float">
            <text:p>237.946798801056</text:p>
          </table:table-cell>
          <table:table-cell table:formula="of:=[.K23]/[.D26]" office:value-type="float" office:value="529.906068061314" calcext:value-type="float">
            <text:p>529.906068061314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88155" calcext:value-type="float">
            <text:p>288155</text:p>
          </table:table-cell>
          <table:table-cell office:value-type="float" office:value="49675731" calcext:value-type="float">
            <text:p>49675731</text:p>
          </table:table-cell>
          <table:table-cell office:value-type="float" office:value="0" calcext:value-type="float">
            <text:p>0</text:p>
          </table:table-cell>
          <table:table-cell office:value-type="float" office:value="1843729776" calcext:value-type="float">
            <text:p>1843729776</text:p>
          </table:table-cell>
          <table:table-cell office:value-type="float" office:value="172.39" calcext:value-type="float">
            <text:p>172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0795" calcext:value-type="float">
            <text:p>100795</text:p>
          </table:table-cell>
          <table:table-cell office:value-type="float" office:value="19317662" calcext:value-type="float">
            <text:p>19317662</text:p>
          </table:table-cell>
          <table:table-cell office:value-type="float" office:value="0" calcext:value-type="float">
            <text:p>0</text:p>
          </table:table-cell>
          <table:table-cell office:value-type="float" office:value="245969532" calcext:value-type="float">
            <text:p>245969532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8454" calcext:value-type="float">
            <text:p>278454</text:p>
          </table:table-cell>
          <table:table-cell office:value-type="float" office:value="17914306" calcext:value-type="float">
            <text:p>17914306</text:p>
          </table:table-cell>
          <table:table-cell office:value-type="float" office:value="0" calcext:value-type="float">
            <text:p>0</text:p>
          </table:table-cell>
          <table:table-cell office:value-type="float" office:value="614378840" calcext:value-type="float">
            <text:p>614378840</text:p>
          </table:table-cell>
          <table:table-cell office:value-type="float" office:value="64.33" calcext:value-type="float">
            <text:p>64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8454" calcext:value-type="float">
            <text:p>278454</text:p>
          </table:table-cell>
          <table:table-cell office:value-type="float" office:value="17914306" calcext:value-type="float">
            <text:p>17914306</text:p>
          </table:table-cell>
          <table:table-cell office:value-type="float" office:value="0" calcext:value-type="float">
            <text:p>0</text:p>
          </table:table-cell>
          <table:table-cell office:value-type="float" office:value="378950100" calcext:value-type="float">
            <text:p>378950100</text:p>
          </table:table-cell>
          <table:table-cell office:value-type="float" office:value="64.33" calcext:value-type="float">
            <text:p>64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8454" calcext:value-type="float">
            <text:p>278454</text:p>
          </table:table-cell>
          <table:table-cell office:value-type="float" office:value="17914306" calcext:value-type="float">
            <text:p>17914306</text:p>
          </table:table-cell>
          <table:table-cell office:value-type="float" office:value="0" calcext:value-type="float">
            <text:p>0</text:p>
          </table:table-cell>
          <table:table-cell office:value-type="float" office:value="598077944" calcext:value-type="float">
            <text:p>598077944</text:p>
          </table:table-cell>
          <table:table-cell office:value-type="float" office:value="64.33" calcext:value-type="float">
            <text:p>64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8454" calcext:value-type="float">
            <text:p>278454</text:p>
          </table:table-cell>
          <table:table-cell office:value-type="float" office:value="17914306" calcext:value-type="float">
            <text:p>17914306</text:p>
          </table:table-cell>
          <table:table-cell office:value-type="float" office:value="0" calcext:value-type="float">
            <text:p>0</text:p>
          </table:table-cell>
          <table:table-cell office:value-type="float" office:value="586963940" calcext:value-type="float">
            <text:p>586963940</text:p>
          </table:table-cell>
          <table:table-cell office:value-type="float" office:value="64.33" calcext:value-type="float">
            <text:p>64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0795" calcext:value-type="float">
            <text:p>100795</text:p>
          </table:table-cell>
          <table:table-cell office:value-type="float" office:value="19317662" calcext:value-type="float">
            <text:p>19317662</text:p>
          </table:table-cell>
          <table:table-cell office:value-type="float" office:value="0" calcext:value-type="float">
            <text:p>0</text:p>
          </table:table-cell>
          <table:table-cell office:value-type="float" office:value="644141912" calcext:value-type="float">
            <text:p>644141912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0795" calcext:value-type="float">
            <text:p>100795</text:p>
          </table:table-cell>
          <table:table-cell office:value-type="float" office:value="19317662" calcext:value-type="float">
            <text:p>19317662</text:p>
          </table:table-cell>
          <table:table-cell office:value-type="float" office:value="0" calcext:value-type="float">
            <text:p>0</text:p>
          </table:table-cell>
          <table:table-cell office:value-type="float" office:value="5435406208" calcext:value-type="float">
            <text:p>5435406208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0795" calcext:value-type="float">
            <text:p>100795</text:p>
          </table:table-cell>
          <table:table-cell office:value-type="float" office:value="19317662" calcext:value-type="float">
            <text:p>19317662</text:p>
          </table:table-cell>
          <table:table-cell office:value-type="float" office:value="0" calcext:value-type="float">
            <text:p>0</text:p>
          </table:table-cell>
          <table:table-cell office:value-type="float" office:value="731423056" calcext:value-type="float">
            <text:p>731423056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1">
          <table:table-cell office:value-type="float" office:value="0.92" calcext:value-type="float">
            <text:p>0.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09.94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8.5174e6, out</text:p>
          </table:table-cell>
          <table:table-cell office:value-type="string" calcext:value-type="string">
            <text:p><text:s/>3.5589e6, dro</text:p>
          </table:table-cell>
          <table:table-cell office:value-type="string" calcext:value-type="string">
            <text:p>p 4.9585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337631" calcext:value-type="float">
            <text:p>337631</text:p>
          </table:table-cell>
          <table:table-cell office:value-type="float" office:value="36330689" calcext:value-type="float">
            <text:p>36330689</text:p>
          </table:table-cell>
          <table:table-cell office:value-type="float" office:value="0" calcext:value-type="float">
            <text:p>0</text:p>
          </table:table-cell>
          <table:table-cell office:value-type="float" office:value="351509240" calcext:value-type="float">
            <text:p>351509240</text:p>
          </table:table-cell>
          <table:table-cell office:value-type="float" office:value="107.6" calcext:value-type="float">
            <text:p>107.6</text:p>
          </table:table-cell>
          <table:table-cell/>
          <table:table-cell office:value-type="string" calcext:value-type="string">
            <text:p>Packets</text:p>
          </table:table-cell>
          <table:table-cell table:formula="of:=[.D44]/[.D39]" office:value-type="float" office:value="0.470208423517649" calcext:value-type="float">
            <text:p>0.470208423517649</text:p>
          </table:table-cell>
          <table:table-cell table:formula="of:=[.D43]/[.D39]" office:value-type="float" office:value="0.529791576482351" calcext:value-type="float">
            <text:p>0.529791576482351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337631" calcext:value-type="float">
            <text:p>337631</text:p>
          </table:table-cell>
          <table:table-cell office:value-type="float" office:value="36330689" calcext:value-type="float">
            <text:p>36330689</text:p>
          </table:table-cell>
          <table:table-cell office:value-type="float" office:value="0" calcext:value-type="float">
            <text:p>0</text:p>
          </table:table-cell>
          <table:table-cell office:value-type="float" office:value="2887255872" calcext:value-type="float">
            <text:p>2887255872</text:p>
          </table:table-cell>
          <table:table-cell office:value-type="float" office:value="107.6" calcext:value-type="float">
            <text:p>107.6</text:p>
          </table:table-cell>
          <table:table-cell/>
          <table:table-cell office:value-type="string" calcext:value-type="string">
            <text:p>clock cycles</text:p>
          </table:table-cell>
          <table:table-cell table:formula="of:=[.F44]+[.F45]+[.F46]+[.F47]+(([.F39]+[.F40])*[.J39])+([.F41])/4" office:value-type="float" office:value="4152152981.45748" calcext:value-type="float">
            <text:p>4152152981.45748</text:p>
          </table:table-cell>
          <table:table-cell table:formula="of:=[.F43]+[.F48]+[.F49]+[.F50]+(([.F39]+[.F40])*[.K39])+[.F41]*0.75" office:value-type="float" office:value="10331095402.5425" calcext:value-type="float">
            <text:p>10331095402.5425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94154" calcext:value-type="float">
            <text:p>694154</text:p>
          </table:table-cell>
          <table:table-cell office:value-type="float" office:value="86948301" calcext:value-type="float">
            <text:p>86948301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2103850160" calcext:value-type="float">
            <text:p>2103850160</text:p>
          </table:table-cell>
          <table:table-cell office:value-type="float" office:value="125.26" calcext:value-type="float">
            <text:p>125.26</text:p>
          </table:table-cell>
          <table:table-cell table:number-columns-repeated="2"/>
          <table:table-cell table:formula="of:=[.J40]/[.D44]" office:value-type="float" office:value="243.057656950659" calcext:value-type="float">
            <text:p>243.057656950659</text:p>
          </table:table-cell>
          <table:table-cell table:formula="of:=[.K40]/[.D43]" office:value-type="float" office:value="536.744606355812" calcext:value-type="float">
            <text:p>536.744606355812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311329" calcext:value-type="float">
            <text:p>311329</text:p>
          </table:table-cell>
          <table:table-cell office:value-type="float" office:value="50617612" calcext:value-type="float">
            <text:p>50617612</text:p>
          </table:table-cell>
          <table:table-cell office:value-type="float" office:value="0" calcext:value-type="float">
            <text:p>0</text:p>
          </table:table-cell>
          <table:table-cell office:value-type="float" office:value="1887969952" calcext:value-type="float">
            <text:p>1887969952</text:p>
          </table:table-cell>
          <table:table-cell office:value-type="float" office:value="162.59" calcext:value-type="float">
            <text:p>162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0429" calcext:value-type="float">
            <text:p>100429</text:p>
          </table:table-cell>
          <table:table-cell office:value-type="float" office:value="19247693" calcext:value-type="float">
            <text:p>19247693</text:p>
          </table:table-cell>
          <table:table-cell office:value-type="float" office:value="0" calcext:value-type="float">
            <text:p>0</text:p>
          </table:table-cell>
          <table:table-cell office:value-type="float" office:value="252255644" calcext:value-type="float">
            <text:p>252255644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65515" calcext:value-type="float">
            <text:p>265515</text:p>
          </table:table-cell>
          <table:table-cell office:value-type="float" office:value="17082996" calcext:value-type="float">
            <text:p>17082996</text:p>
          </table:table-cell>
          <table:table-cell office:value-type="float" office:value="0" calcext:value-type="float">
            <text:p>0</text:p>
          </table:table-cell>
          <table:table-cell office:value-type="float" office:value="589900912" calcext:value-type="float">
            <text:p>589900912</text:p>
          </table:table-cell>
          <table:table-cell office:value-type="float" office:value="64.34" calcext:value-type="float">
            <text:p>64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65515" calcext:value-type="float">
            <text:p>265515</text:p>
          </table:table-cell>
          <table:table-cell office:value-type="float" office:value="17082996" calcext:value-type="float">
            <text:p>17082996</text:p>
          </table:table-cell>
          <table:table-cell office:value-type="float" office:value="0" calcext:value-type="float">
            <text:p>0</text:p>
          </table:table-cell>
          <table:table-cell office:value-type="float" office:value="365374776" calcext:value-type="float">
            <text:p>365374776</text:p>
          </table:table-cell>
          <table:table-cell office:value-type="float" office:value="64.34" calcext:value-type="float">
            <text:p>64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65515" calcext:value-type="float">
            <text:p>265515</text:p>
          </table:table-cell>
          <table:table-cell office:value-type="float" office:value="17082996" calcext:value-type="float">
            <text:p>17082996</text:p>
          </table:table-cell>
          <table:table-cell office:value-type="float" office:value="0" calcext:value-type="float">
            <text:p>0</text:p>
          </table:table-cell>
          <table:table-cell office:value-type="float" office:value="575533072" calcext:value-type="float">
            <text:p>575533072</text:p>
          </table:table-cell>
          <table:table-cell office:value-type="float" office:value="64.34" calcext:value-type="float">
            <text:p>64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65515" calcext:value-type="float">
            <text:p>265515</text:p>
          </table:table-cell>
          <table:table-cell office:value-type="float" office:value="17082996" calcext:value-type="float">
            <text:p>17082996</text:p>
          </table:table-cell>
          <table:table-cell office:value-type="float" office:value="0" calcext:value-type="float">
            <text:p>0</text:p>
          </table:table-cell>
          <table:table-cell office:value-type="float" office:value="572487044" calcext:value-type="float">
            <text:p>572487044</text:p>
          </table:table-cell>
          <table:table-cell office:value-type="float" office:value="64.34" calcext:value-type="float">
            <text:p>64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0429" calcext:value-type="float">
            <text:p>100429</text:p>
          </table:table-cell>
          <table:table-cell office:value-type="float" office:value="19247693" calcext:value-type="float">
            <text:p>19247693</text:p>
          </table:table-cell>
          <table:table-cell office:value-type="float" office:value="0" calcext:value-type="float">
            <text:p>0</text:p>
          </table:table-cell>
          <table:table-cell office:value-type="float" office:value="653790352" calcext:value-type="float">
            <text:p>653790352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0429" calcext:value-type="float">
            <text:p>100429</text:p>
          </table:table-cell>
          <table:table-cell office:value-type="float" office:value="19247693" calcext:value-type="float">
            <text:p>19247693</text:p>
          </table:table-cell>
          <table:table-cell office:value-type="float" office:value="0" calcext:value-type="float">
            <text:p>0</text:p>
          </table:table-cell>
          <table:table-cell office:value-type="float" office:value="5394272472" calcext:value-type="float">
            <text:p>5394272472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0429" calcext:value-type="float">
            <text:p>100429</text:p>
          </table:table-cell>
          <table:table-cell office:value-type="float" office:value="19247693" calcext:value-type="float">
            <text:p>19247693</text:p>
          </table:table-cell>
          <table:table-cell office:value-type="float" office:value="0" calcext:value-type="float">
            <text:p>0</text:p>
          </table:table-cell>
          <table:table-cell office:value-type="float" office:value="737018840" calcext:value-type="float">
            <text:p>737018840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3" calcext:value-type="float">
            <text:p>0.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09.94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8.2171e6, out</text:p>
          </table:table-cell>
          <table:table-cell office:value-type="string" calcext:value-type="string">
            <text:p><text:s/>3.7525e6, dro</text:p>
          </table:table-cell>
          <table:table-cell office:value-type="string" calcext:value-type="string">
            <text:p>p 4.4646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7358" calcext:value-type="float">
            <text:p>327358</text:p>
          </table:table-cell>
          <table:table-cell office:value-type="float" office:value="38283216" calcext:value-type="float">
            <text:p>38283216</text:p>
          </table:table-cell>
          <table:table-cell office:value-type="float" office:value="0" calcext:value-type="float">
            <text:p>0</text:p>
          </table:table-cell>
          <table:table-cell office:value-type="float" office:value="362651916" calcext:value-type="float">
            <text:p>362651916</text:p>
          </table:table-cell>
          <table:table-cell office:value-type="float" office:value="116.95" calcext:value-type="float">
            <text:p>116.95</text:p>
          </table:table-cell>
          <table:table-cell/>
          <table:table-cell office:value-type="string" calcext:value-type="string">
            <text:p>Packets</text:p>
          </table:table-cell>
          <table:table-cell table:formula="of:=[.D61]/[.D56]" office:value-type="float" office:value="0.484044025977337" calcext:value-type="float">
            <text:p>0.484044025977337</text:p>
          </table:table-cell>
          <table:table-cell table:formula="of:=[.D60]/[.D56]" office:value-type="float" office:value="0.515955974022663" calcext:value-type="float">
            <text:p>0.515955974022663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7358" calcext:value-type="float">
            <text:p>327358</text:p>
          </table:table-cell>
          <table:table-cell office:value-type="float" office:value="38283216" calcext:value-type="float">
            <text:p>38283216</text:p>
          </table:table-cell>
          <table:table-cell office:value-type="float" office:value="0" calcext:value-type="float">
            <text:p>0</text:p>
          </table:table-cell>
          <table:table-cell office:value-type="float" office:value="3040435172" calcext:value-type="float">
            <text:p>3040435172</text:p>
          </table:table-cell>
          <table:table-cell office:value-type="float" office:value="116.95" calcext:value-type="float">
            <text:p>116.95</text:p>
          </table:table-cell>
          <table:table-cell/>
          <table:table-cell office:value-type="string" calcext:value-type="string">
            <text:p>clock cycles</text:p>
          </table:table-cell>
          <table:table-cell table:formula="of:=[.F61]+[.F62]+[.F63]+[.F64]+(([.F56]+[.F57])*[.J56])+([.F58])/4" office:value-type="float" office:value="4362551750.82701" calcext:value-type="float">
            <text:p>4362551750.82701</text:p>
          </table:table-cell>
          <table:table-cell table:formula="of:=[.F60]+[.F65]+[.F66]+[.F67]+(([.F56]+[.F57])*[.K56])+[.F58]*0.75" office:value-type="float" office:value="10318478433.173" calcext:value-type="float">
            <text:p>10318478433.173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45984" calcext:value-type="float">
            <text:p>645984</text:p>
          </table:table-cell>
          <table:table-cell office:value-type="float" office:value="83831252" calcext:value-type="float">
            <text:p>83831252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1787122800" calcext:value-type="float">
            <text:p>1787122800</text:p>
          </table:table-cell>
          <table:table-cell office:value-type="float" office:value="129.77" calcext:value-type="float">
            <text:p>129.77</text:p>
          </table:table-cell>
          <table:table-cell table:number-columns-repeated="2"/>
          <table:table-cell table:formula="of:=[.J57]/[.D61]" office:value-type="float" office:value="235.422145663897" calcext:value-type="float">
            <text:p>235.422145663897</text:p>
          </table:table-cell>
          <table:table-cell table:formula="of:=[.K57]/[.D60]" office:value-type="float" office:value="522.389695638476" calcext:value-type="float">
            <text:p>522.389695638476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63759" calcext:value-type="float">
            <text:p>263759</text:p>
          </table:table-cell>
          <table:table-cell office:value-type="float" office:value="45548036" calcext:value-type="float">
            <text:p>45548036</text:p>
          </table:table-cell>
          <table:table-cell office:value-type="float" office:value="0" calcext:value-type="float">
            <text:p>0</text:p>
          </table:table-cell>
          <table:table-cell office:value-type="float" office:value="1677147436" calcext:value-type="float">
            <text:p>1677147436</text:p>
          </table:table-cell>
          <table:table-cell office:value-type="float" office:value="172.69" calcext:value-type="float">
            <text:p>172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3065" calcext:value-type="float">
            <text:p>103065</text:p>
          </table:table-cell>
          <table:table-cell office:value-type="float" office:value="19752454" calcext:value-type="float">
            <text:p>19752454</text:p>
          </table:table-cell>
          <table:table-cell office:value-type="float" office:value="0" calcext:value-type="float">
            <text:p>0</text:p>
          </table:table-cell>
          <table:table-cell office:value-type="float" office:value="260135168" calcext:value-type="float">
            <text:p>260135168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88000" calcext:value-type="float">
            <text:p>288000</text:p>
          </table:table-cell>
          <table:table-cell office:value-type="float" office:value="18530762" calcext:value-type="float">
            <text:p>18530762</text:p>
          </table:table-cell>
          <table:table-cell office:value-type="float" office:value="0" calcext:value-type="float">
            <text:p>0</text:p>
          </table:table-cell>
          <table:table-cell office:value-type="float" office:value="634271644" calcext:value-type="float">
            <text:p>634271644</text:p>
          </table:table-cell>
          <table:table-cell office:value-type="float" office:value="64.34" calcext:value-type="float">
            <text:p>64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88000" calcext:value-type="float">
            <text:p>288000</text:p>
          </table:table-cell>
          <table:table-cell office:value-type="float" office:value="18530762" calcext:value-type="float">
            <text:p>18530762</text:p>
          </table:table-cell>
          <table:table-cell office:value-type="float" office:value="0" calcext:value-type="float">
            <text:p>0</text:p>
          </table:table-cell>
          <table:table-cell office:value-type="float" office:value="390852396" calcext:value-type="float">
            <text:p>390852396</text:p>
          </table:table-cell>
          <table:table-cell office:value-type="float" office:value="64.34" calcext:value-type="float">
            <text:p>64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88000" calcext:value-type="float">
            <text:p>288000</text:p>
          </table:table-cell>
          <table:table-cell office:value-type="float" office:value="18530762" calcext:value-type="float">
            <text:p>18530762</text:p>
          </table:table-cell>
          <table:table-cell office:value-type="float" office:value="0" calcext:value-type="float">
            <text:p>0</text:p>
          </table:table-cell>
          <table:table-cell office:value-type="float" office:value="624985796" calcext:value-type="float">
            <text:p>624985796</text:p>
          </table:table-cell>
          <table:table-cell office:value-type="float" office:value="64.34" calcext:value-type="float">
            <text:p>64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88000" calcext:value-type="float">
            <text:p>288000</text:p>
          </table:table-cell>
          <table:table-cell office:value-type="float" office:value="18530762" calcext:value-type="float">
            <text:p>18530762</text:p>
          </table:table-cell>
          <table:table-cell office:value-type="float" office:value="0" calcext:value-type="float">
            <text:p>0</text:p>
          </table:table-cell>
          <table:table-cell office:value-type="float" office:value="618417240" calcext:value-type="float">
            <text:p>618417240</text:p>
          </table:table-cell>
          <table:table-cell office:value-type="float" office:value="64.34" calcext:value-type="float">
            <text:p>64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3065" calcext:value-type="float">
            <text:p>103065</text:p>
          </table:table-cell>
          <table:table-cell office:value-type="float" office:value="19752454" calcext:value-type="float">
            <text:p>19752454</text:p>
          </table:table-cell>
          <table:table-cell office:value-type="float" office:value="0" calcext:value-type="float">
            <text:p>0</text:p>
          </table:table-cell>
          <table:table-cell office:value-type="float" office:value="668193312" calcext:value-type="float">
            <text:p>668193312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3065" calcext:value-type="float">
            <text:p>103065</text:p>
          </table:table-cell>
          <table:table-cell office:value-type="float" office:value="19752454" calcext:value-type="float">
            <text:p>19752454</text:p>
          </table:table-cell>
          <table:table-cell office:value-type="float" office:value="0" calcext:value-type="float">
            <text:p>0</text:p>
          </table:table-cell>
          <table:table-cell office:value-type="float" office:value="5537530344" calcext:value-type="float">
            <text:p>5537530344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3065" calcext:value-type="float">
            <text:p>103065</text:p>
          </table:table-cell>
          <table:table-cell office:value-type="float" office:value="19752454" calcext:value-type="float">
            <text:p>19752454</text:p>
          </table:table-cell>
          <table:table-cell office:value-type="float" office:value="0" calcext:value-type="float">
            <text:p>0</text:p>
          </table:table-cell>
          <table:table-cell office:value-type="float" office:value="756434396" calcext:value-type="float">
            <text:p>756434396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4" calcext:value-type="float">
            <text:p>0.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10.87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7.8652e6, out</text:p>
          </table:table-cell>
          <table:table-cell office:value-type="string" calcext:value-type="string">
            <text:p><text:s/>4.0376e6, dro</text:p>
          </table:table-cell>
          <table:table-cell office:value-type="string" calcext:value-type="string">
            <text:p>p 3.8276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313939" calcext:value-type="float">
            <text:p>313939</text:p>
          </table:table-cell>
          <table:table-cell office:value-type="float" office:value="41256983" calcext:value-type="float">
            <text:p>41256983</text:p>
          </table:table-cell>
          <table:table-cell office:value-type="float" office:value="0" calcext:value-type="float">
            <text:p>0</text:p>
          </table:table-cell>
          <table:table-cell office:value-type="float" office:value="367984464" calcext:value-type="float">
            <text:p>367984464</text:p>
          </table:table-cell>
          <table:table-cell office:value-type="float" office:value="131.42" calcext:value-type="float">
            <text:p>131.42</text:p>
          </table:table-cell>
          <table:table-cell/>
          <table:table-cell office:value-type="string" calcext:value-type="string">
            <text:p>Packets</text:p>
          </table:table-cell>
          <table:table-cell table:formula="of:=[.D78]/[.D73]" office:value-type="float" office:value="0.489424735686562" calcext:value-type="float">
            <text:p>0.489424735686562</text:p>
          </table:table-cell>
          <table:table-cell table:formula="of:=[.D77]/[.D73]" office:value-type="float" office:value="0.510575264313438" calcext:value-type="float">
            <text:p>0.510575264313438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313939" calcext:value-type="float">
            <text:p>313939</text:p>
          </table:table-cell>
          <table:table-cell office:value-type="float" office:value="41256983" calcext:value-type="float">
            <text:p>41256983</text:p>
          </table:table-cell>
          <table:table-cell office:value-type="float" office:value="0" calcext:value-type="float">
            <text:p>0</text:p>
          </table:table-cell>
          <table:table-cell office:value-type="float" office:value="3213731284" calcext:value-type="float">
            <text:p>3213731284</text:p>
          </table:table-cell>
          <table:table-cell office:value-type="float" office:value="131.42" calcext:value-type="float">
            <text:p>131.42</text:p>
          </table:table-cell>
          <table:table-cell/>
          <table:table-cell office:value-type="string" calcext:value-type="string">
            <text:p>clock cycles</text:p>
          </table:table-cell>
          <table:table-cell table:formula="of:=[.F78]+[.F79]+[.F80]+[.F81]+(([.F73]+[.F74])*[.J73])+([.F75])/4" office:value-type="float" office:value="4506213442.2693" calcext:value-type="float">
            <text:p>4506213442.2693</text:p>
          </table:table-cell>
          <table:table-cell table:formula="of:=[.F77]+[.F82]+[.F83]+[.F84]+(([.F73]+[.F74])*[.K73])+[.F75]*0.75" office:value-type="float" office:value="10424218461.7307" calcext:value-type="float">
            <text:p>10424218461.7307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68183" calcext:value-type="float">
            <text:p>668183</text:p>
          </table:table-cell>
          <table:table-cell office:value-type="float" office:value="80368334" calcext:value-type="float">
            <text:p>80368334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1223723468" calcext:value-type="float">
            <text:p>1223723468</text:p>
          </table:table-cell>
          <table:table-cell office:value-type="float" office:value="120.28" calcext:value-type="float">
            <text:p>120.28</text:p>
          </table:table-cell>
          <table:table-cell table:number-columns-repeated="2"/>
          <table:table-cell table:formula="of:=[.J74]/[.D78]" office:value-type="float" office:value="223.166179032668" calcext:value-type="float">
            <text:p>223.166179032668</text:p>
          </table:table-cell>
          <table:table-cell table:formula="of:=[.K74]/[.D77]" office:value-type="float" office:value="494.864462803018" calcext:value-type="float">
            <text:p>494.864462803018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4046" calcext:value-type="float">
            <text:p>204046</text:p>
          </table:table-cell>
          <table:table-cell office:value-type="float" office:value="39111351" calcext:value-type="float">
            <text:p>39111351</text:p>
          </table:table-cell>
          <table:table-cell office:value-type="float" office:value="0" calcext:value-type="float">
            <text:p>0</text:p>
          </table:table-cell>
          <table:table-cell office:value-type="float" office:value="1466349576" calcext:value-type="float">
            <text:p>1466349576</text:p>
          </table:table-cell>
          <table:table-cell office:value-type="float" office:value="191.68" calcext:value-type="float">
            <text:p>191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9893" calcext:value-type="float">
            <text:p>109893</text:p>
          </table:table-cell>
          <table:table-cell office:value-type="float" office:value="21064795" calcext:value-type="float">
            <text:p>21064795</text:p>
          </table:table-cell>
          <table:table-cell office:value-type="float" office:value="0" calcext:value-type="float">
            <text:p>0</text:p>
          </table:table-cell>
          <table:table-cell office:value-type="float" office:value="271461244" calcext:value-type="float">
            <text:p>271461244</text:p>
          </table:table-cell>
          <table:table-cell office:value-type="float" office:value="191.68" calcext:value-type="float">
            <text:p>191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313939" calcext:value-type="float">
            <text:p>313939</text:p>
          </table:table-cell>
          <table:table-cell office:value-type="float" office:value="20192188" calcext:value-type="float">
            <text:p>20192188</text:p>
          </table:table-cell>
          <table:table-cell office:value-type="float" office:value="0" calcext:value-type="float">
            <text:p>0</text:p>
          </table:table-cell>
          <table:table-cell office:value-type="float" office:value="670121652" calcext:value-type="float">
            <text:p>670121652</text:p>
          </table:table-cell>
          <table:table-cell office:value-type="float" office:value="64.32" calcext:value-type="float">
            <text:p>6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313939" calcext:value-type="float">
            <text:p>313939</text:p>
          </table:table-cell>
          <table:table-cell office:value-type="float" office:value="20192188" calcext:value-type="float">
            <text:p>20192188</text:p>
          </table:table-cell>
          <table:table-cell office:value-type="float" office:value="0" calcext:value-type="float">
            <text:p>0</text:p>
          </table:table-cell>
          <table:table-cell office:value-type="float" office:value="447270212" calcext:value-type="float">
            <text:p>447270212</text:p>
          </table:table-cell>
          <table:table-cell office:value-type="float" office:value="64.32" calcext:value-type="float">
            <text:p>6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313939" calcext:value-type="float">
            <text:p>313939</text:p>
          </table:table-cell>
          <table:table-cell office:value-type="float" office:value="20192188" calcext:value-type="float">
            <text:p>20192188</text:p>
          </table:table-cell>
          <table:table-cell office:value-type="float" office:value="0" calcext:value-type="float">
            <text:p>0</text:p>
          </table:table-cell>
          <table:table-cell office:value-type="float" office:value="672181356" calcext:value-type="float">
            <text:p>672181356</text:p>
          </table:table-cell>
          <table:table-cell office:value-type="float" office:value="64.32" calcext:value-type="float">
            <text:p>6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313939" calcext:value-type="float">
            <text:p>313939</text:p>
          </table:table-cell>
          <table:table-cell office:value-type="float" office:value="20192188" calcext:value-type="float">
            <text:p>20192188</text:p>
          </table:table-cell>
          <table:table-cell office:value-type="float" office:value="0" calcext:value-type="float">
            <text:p>0</text:p>
          </table:table-cell>
          <table:table-cell office:value-type="float" office:value="657729072" calcext:value-type="float">
            <text:p>657729072</text:p>
          </table:table-cell>
          <table:table-cell office:value-type="float" office:value="64.32" calcext:value-type="float">
            <text:p>6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9893" calcext:value-type="float">
            <text:p>109893</text:p>
          </table:table-cell>
          <table:table-cell office:value-type="float" office:value="21064795" calcext:value-type="float">
            <text:p>21064795</text:p>
          </table:table-cell>
          <table:table-cell office:value-type="float" office:value="0" calcext:value-type="float">
            <text:p>0</text:p>
          </table:table-cell>
          <table:table-cell office:value-type="float" office:value="700580064" calcext:value-type="float">
            <text:p>700580064</text:p>
          </table:table-cell>
          <table:table-cell office:value-type="float" office:value="191.68" calcext:value-type="float">
            <text:p>191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9893" calcext:value-type="float">
            <text:p>109893</text:p>
          </table:table-cell>
          <table:table-cell office:value-type="float" office:value="21064795" calcext:value-type="float">
            <text:p>21064795</text:p>
          </table:table-cell>
          <table:table-cell office:value-type="float" office:value="0" calcext:value-type="float">
            <text:p>0</text:p>
          </table:table-cell>
          <table:table-cell office:value-type="float" office:value="5907575384" calcext:value-type="float">
            <text:p>5907575384</text:p>
          </table:table-cell>
          <table:table-cell office:value-type="float" office:value="191.68" calcext:value-type="float">
            <text:p>191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9893" calcext:value-type="float">
            <text:p>109893</text:p>
          </table:table-cell>
          <table:table-cell office:value-type="float" office:value="21064795" calcext:value-type="float">
            <text:p>21064795</text:p>
          </table:table-cell>
          <table:table-cell office:value-type="float" office:value="0" calcext:value-type="float">
            <text:p>0</text:p>
          </table:table-cell>
          <table:table-cell office:value-type="float" office:value="798073704" calcext:value-type="float">
            <text:p>798073704</text:p>
          </table:table-cell>
          <table:table-cell office:value-type="float" office:value="191.68" calcext:value-type="float">
            <text:p>191.68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14.90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7.3073e6, out</text:p>
          </table:table-cell>
          <table:table-cell office:value-type="string" calcext:value-type="string">
            <text:p><text:s/>4.1190e6, dro</text:p>
          </table:table-cell>
          <table:table-cell office:value-type="string" calcext:value-type="string">
            <text:p>p 3.1883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291416" calcext:value-type="float">
            <text:p>291416</text:p>
          </table:table-cell>
          <table:table-cell office:value-type="float" office:value="42052136" calcext:value-type="float">
            <text:p>42052136</text:p>
          </table:table-cell>
          <table:table-cell office:value-type="float" office:value="0" calcext:value-type="float">
            <text:p>0</text:p>
          </table:table-cell>
          <table:table-cell office:value-type="float" office:value="371169916" calcext:value-type="float">
            <text:p>371169916</text:p>
          </table:table-cell>
          <table:table-cell office:value-type="float" office:value="144.3" calcext:value-type="float">
            <text:p>144.3</text:p>
          </table:table-cell>
          <table:table-cell/>
          <table:table-cell office:value-type="string" calcext:value-type="string">
            <text:p>Packets</text:p>
          </table:table-cell>
          <table:table-cell table:formula="of:=[.D95]/[.D90]" office:value-type="float" office:value="0.446033442867207" calcext:value-type="float">
            <text:p>0.446033442867207</text:p>
          </table:table-cell>
          <table:table-cell table:formula="of:=[.D94]/[.D90]" office:value-type="float" office:value="0.553966557132793" calcext:value-type="float">
            <text:p>0.553966557132793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291416" calcext:value-type="float">
            <text:p>291416</text:p>
          </table:table-cell>
          <table:table-cell office:value-type="float" office:value="42052136" calcext:value-type="float">
            <text:p>42052136</text:p>
          </table:table-cell>
          <table:table-cell office:value-type="float" office:value="0" calcext:value-type="float">
            <text:p>0</text:p>
          </table:table-cell>
          <table:table-cell office:value-type="float" office:value="3269782628" calcext:value-type="float">
            <text:p>3269782628</text:p>
          </table:table-cell>
          <table:table-cell office:value-type="float" office:value="144.3" calcext:value-type="float">
            <text:p>144.3</text:p>
          </table:table-cell>
          <table:table-cell/>
          <table:table-cell office:value-type="string" calcext:value-type="string">
            <text:p>clock cycles</text:p>
          </table:table-cell>
          <table:table-cell table:formula="of:=[.F95]+[.F96]+[.F97]+[.F98]+(([.F90]+[.F91])*[.J90])+([.F92])/4" office:value-type="float" office:value="4037058749.51643" calcext:value-type="float">
            <text:p>4037058749.51643</text:p>
          </table:table-cell>
          <table:table-cell table:formula="of:=[.F94]+[.F99]+[.F100]+[.F101]+(([.F90]+[.F91])*[.K90])+[.F92]*0.75" office:value-type="float" office:value="10773235162.4836" calcext:value-type="float">
            <text:p>10773235162.4836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57458" calcext:value-type="float">
            <text:p>657458</text:p>
          </table:table-cell>
          <table:table-cell office:value-type="float" office:value="74602449" calcext:value-type="float">
            <text:p>74602449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360063292" calcext:value-type="float">
            <text:p>360063292</text:p>
          </table:table-cell>
          <table:table-cell office:value-type="float" office:value="113.47" calcext:value-type="float">
            <text:p>113.47</text:p>
          </table:table-cell>
          <table:table-cell table:number-columns-repeated="2"/>
          <table:table-cell table:formula="of:=[.J91]/[.D95]" office:value-type="float" office:value="215.23336056365" calcext:value-type="float">
            <text:p>215.23336056365</text:p>
          </table:table-cell>
          <table:table-cell table:formula="of:=[.K91]/[.D94]" office:value-type="float" office:value="462.460380720411" calcext:value-type="float">
            <text:p>462.460380720411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69856" calcext:value-type="float">
            <text:p>169856</text:p>
          </table:table-cell>
          <table:table-cell office:value-type="float" office:value="32550313" calcext:value-type="float">
            <text:p>32550313</text:p>
          </table:table-cell>
          <table:table-cell office:value-type="float" office:value="0" calcext:value-type="float">
            <text:p>0</text:p>
          </table:table-cell>
          <table:table-cell office:value-type="float" office:value="1564111016" calcext:value-type="float">
            <text:p>1564111016</text:p>
          </table:table-cell>
          <table:table-cell office:value-type="float" office:value="191.63" calcext:value-type="float">
            <text:p>191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21560" calcext:value-type="float">
            <text:p>121560</text:p>
          </table:table-cell>
          <table:table-cell office:value-type="float" office:value="23295477" calcext:value-type="float">
            <text:p>23295477</text:p>
          </table:table-cell>
          <table:table-cell office:value-type="float" office:value="0" calcext:value-type="float">
            <text:p>0</text:p>
          </table:table-cell>
          <table:table-cell office:value-type="float" office:value="288749080" calcext:value-type="float">
            <text:p>288749080</text:p>
          </table:table-cell>
          <table:table-cell office:value-type="float" office:value="191.64" calcext:value-type="float">
            <text:p>191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91416" calcext:value-type="float">
            <text:p>291416</text:p>
          </table:table-cell>
          <table:table-cell office:value-type="float" office:value="18756659" calcext:value-type="float">
            <text:p>18756659</text:p>
          </table:table-cell>
          <table:table-cell office:value-type="float" office:value="0" calcext:value-type="float">
            <text:p>0</text:p>
          </table:table-cell>
          <table:table-cell office:value-type="float" office:value="631654020" calcext:value-type="float">
            <text:p>631654020</text:p>
          </table:table-cell>
          <table:table-cell office:value-type="float" office:value="64.36" calcext:value-type="float">
            <text:p>64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91416" calcext:value-type="float">
            <text:p>291416</text:p>
          </table:table-cell>
          <table:table-cell office:value-type="float" office:value="18756659" calcext:value-type="float">
            <text:p>18756659</text:p>
          </table:table-cell>
          <table:table-cell office:value-type="float" office:value="0" calcext:value-type="float">
            <text:p>0</text:p>
          </table:table-cell>
          <table:table-cell office:value-type="float" office:value="422415092" calcext:value-type="float">
            <text:p>422415092</text:p>
          </table:table-cell>
          <table:table-cell office:value-type="float" office:value="64.36" calcext:value-type="float">
            <text:p>64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91416" calcext:value-type="float">
            <text:p>291416</text:p>
          </table:table-cell>
          <table:table-cell office:value-type="float" office:value="18756659" calcext:value-type="float">
            <text:p>18756659</text:p>
          </table:table-cell>
          <table:table-cell office:value-type="float" office:value="0" calcext:value-type="float">
            <text:p>0</text:p>
          </table:table-cell>
          <table:table-cell office:value-type="float" office:value="654264420" calcext:value-type="float">
            <text:p>654264420</text:p>
          </table:table-cell>
          <table:table-cell office:value-type="float" office:value="64.36" calcext:value-type="float">
            <text:p>64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91416" calcext:value-type="float">
            <text:p>291416</text:p>
          </table:table-cell>
          <table:table-cell office:value-type="float" office:value="18756659" calcext:value-type="float">
            <text:p>18756659</text:p>
          </table:table-cell>
          <table:table-cell office:value-type="float" office:value="0" calcext:value-type="float">
            <text:p>0</text:p>
          </table:table-cell>
          <table:table-cell office:value-type="float" office:value="614722796" calcext:value-type="float">
            <text:p>614722796</text:p>
          </table:table-cell>
          <table:table-cell office:value-type="float" office:value="64.36" calcext:value-type="float">
            <text:p>64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21560" calcext:value-type="float">
            <text:p>121560</text:p>
          </table:table-cell>
          <table:table-cell office:value-type="float" office:value="23295477" calcext:value-type="float">
            <text:p>23295477</text:p>
          </table:table-cell>
          <table:table-cell office:value-type="float" office:value="0" calcext:value-type="float">
            <text:p>0</text:p>
          </table:table-cell>
          <table:table-cell office:value-type="float" office:value="775381556" calcext:value-type="float">
            <text:p>775381556</text:p>
          </table:table-cell>
          <table:table-cell office:value-type="float" office:value="191.64" calcext:value-type="float">
            <text:p>191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21560" calcext:value-type="float">
            <text:p>121560</text:p>
          </table:table-cell>
          <table:table-cell office:value-type="float" office:value="23295477" calcext:value-type="float">
            <text:p>23295477</text:p>
          </table:table-cell>
          <table:table-cell office:value-type="float" office:value="0" calcext:value-type="float">
            <text:p>0</text:p>
          </table:table-cell>
          <table:table-cell office:value-type="float" office:value="6543420876" calcext:value-type="float">
            <text:p>6543420876</text:p>
          </table:table-cell>
          <table:table-cell office:value-type="float" office:value="191.64" calcext:value-type="float">
            <text:p>191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21560" calcext:value-type="float">
            <text:p>121560</text:p>
          </table:table-cell>
          <table:table-cell office:value-type="float" office:value="23295477" calcext:value-type="float">
            <text:p>23295477</text:p>
          </table:table-cell>
          <table:table-cell office:value-type="float" office:value="0" calcext:value-type="float">
            <text:p>0</text:p>
          </table:table-cell>
          <table:table-cell office:value-type="float" office:value="878670236" calcext:value-type="float">
            <text:p>878670236</text:p>
          </table:table-cell>
          <table:table-cell office:value-type="float" office:value="191.64" calcext:value-type="float">
            <text:p>191.64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6" calcext:value-type="float">
            <text:p>0.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19.84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6.8683e6, out</text:p>
          </table:table-cell>
          <table:table-cell office:value-type="string" calcext:value-type="string">
            <text:p><text:s/>4.3238e6, dro</text:p>
          </table:table-cell>
          <table:table-cell office:value-type="string" calcext:value-type="string">
            <text:p>p 2.5444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4412" calcext:value-type="float">
            <text:p>274412</text:p>
          </table:table-cell>
          <table:table-cell office:value-type="float" office:value="44224599" calcext:value-type="float">
            <text:p>44224599</text:p>
          </table:table-cell>
          <table:table-cell office:value-type="float" office:value="0" calcext:value-type="float">
            <text:p>0</text:p>
          </table:table-cell>
          <table:table-cell office:value-type="float" office:value="385828232" calcext:value-type="float">
            <text:p>385828232</text:p>
          </table:table-cell>
          <table:table-cell office:value-type="float" office:value="161.16" calcext:value-type="float">
            <text:p>161.16</text:p>
          </table:table-cell>
          <table:table-cell/>
          <table:table-cell office:value-type="string" calcext:value-type="string">
            <text:p>Packets</text:p>
          </table:table-cell>
          <table:table-cell table:formula="of:=[.D112]/[.D107]" office:value-type="float" office:value="0.399466663338202" calcext:value-type="float">
            <text:p>0.399466663338202</text:p>
          </table:table-cell>
          <table:table-cell table:formula="of:=[.D111]/[.D107]" office:value-type="float" office:value="0.600533336661798" calcext:value-type="float">
            <text:p>0.600533336661798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4412" calcext:value-type="float">
            <text:p>274412</text:p>
          </table:table-cell>
          <table:table-cell office:value-type="float" office:value="44224599" calcext:value-type="float">
            <text:p>44224599</text:p>
          </table:table-cell>
          <table:table-cell office:value-type="float" office:value="0" calcext:value-type="float">
            <text:p>0</text:p>
          </table:table-cell>
          <table:table-cell office:value-type="float" office:value="3397147992" calcext:value-type="float">
            <text:p>3397147992</text:p>
          </table:table-cell>
          <table:table-cell office:value-type="float" office:value="161.16" calcext:value-type="float">
            <text:p>161.16</text:p>
          </table:table-cell>
          <table:table-cell/>
          <table:table-cell office:value-type="string" calcext:value-type="string">
            <text:p>clock cycles</text:p>
          </table:table-cell>
          <table:table-cell table:formula="of:=[.F112]+[.F113]+[.F114]+[.F115]+(([.F107]+[.F108])*[.J107])+([.F109])/4" office:value-type="float" office:value="6160645996.68903" calcext:value-type="float">
            <text:p>6160645996.68903</text:p>
          </table:table-cell>
          <table:table-cell table:formula="of:=[.F111]+[.F116]+[.F117]+[.F118]+(([.F107]+[.F108])*[.K107])+[.F109]*0.75" office:value-type="float" office:value="19274901683.311" calcext:value-type="float">
            <text:p>19274901683.311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91569" calcext:value-type="float">
            <text:p>691569</text:p>
          </table:table-cell>
          <table:table-cell office:value-type="float" office:value="70249226" calcext:value-type="float">
            <text:p>70249226</text:p>
          </table:table-cell>
          <table:table-cell office:value-type="float" office:value="0" calcext:value-type="float">
            <text:p>0</text:p>
          </table:table-cell>
          <table:table-cell office:value-type="float" office:value="9799830124" calcext:value-type="float">
            <text:p>9799830124</text:p>
          </table:table-cell>
          <table:table-cell office:value-type="float" office:value="101.58" calcext:value-type="float">
            <text:p>101.58</text:p>
          </table:table-cell>
          <table:table-cell table:number-columns-repeated="2"/>
          <table:table-cell table:formula="of:=[.J108]/[.D112]" office:value-type="float" office:value="348.723976538151" calcext:value-type="float">
            <text:p>348.723976538151</text:p>
          </table:table-cell>
          <table:table-cell table:formula="of:=[.K108]/[.D111]" office:value-type="float" office:value="725.756855615593" calcext:value-type="float">
            <text:p>725.756855615593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35816" calcext:value-type="float">
            <text:p>135816</text:p>
          </table:table-cell>
          <table:table-cell office:value-type="float" office:value="26024627" calcext:value-type="float">
            <text:p>26024627</text:p>
          </table:table-cell>
          <table:table-cell office:value-type="float" office:value="0" calcext:value-type="float">
            <text:p>0</text:p>
          </table:table-cell>
          <table:table-cell office:value-type="float" office:value="981415540" calcext:value-type="float">
            <text:p>981415540</text:p>
          </table:table-cell>
          <table:table-cell office:value-type="float" office:value="191.62" calcext:value-type="float">
            <text:p>191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38596" calcext:value-type="float">
            <text:p>138596</text:p>
          </table:table-cell>
          <table:table-cell office:value-type="float" office:value="26558346" calcext:value-type="float">
            <text:p>26558346</text:p>
          </table:table-cell>
          <table:table-cell office:value-type="float" office:value="0" calcext:value-type="float">
            <text:p>0</text:p>
          </table:table-cell>
          <table:table-cell office:value-type="float" office:value="331640332" calcext:value-type="float">
            <text:p>331640332</text:p>
          </table:table-cell>
          <table:table-cell office:value-type="float" office:value="191.62" calcext:value-type="float">
            <text:p>191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4412" calcext:value-type="float">
            <text:p>274412</text:p>
          </table:table-cell>
          <table:table-cell office:value-type="float" office:value="17666253" calcext:value-type="float">
            <text:p>17666253</text:p>
          </table:table-cell>
          <table:table-cell office:value-type="float" office:value="0" calcext:value-type="float">
            <text:p>0</text:p>
          </table:table-cell>
          <table:table-cell office:value-type="float" office:value="609659512" calcext:value-type="float">
            <text:p>609659512</text:p>
          </table:table-cell>
          <table:table-cell office:value-type="float" office:value="64.38" calcext:value-type="float">
            <text:p>64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4412" calcext:value-type="float">
            <text:p>274412</text:p>
          </table:table-cell>
          <table:table-cell office:value-type="float" office:value="17666253" calcext:value-type="float">
            <text:p>17666253</text:p>
          </table:table-cell>
          <table:table-cell office:value-type="float" office:value="0" calcext:value-type="float">
            <text:p>0</text:p>
          </table:table-cell>
          <table:table-cell office:value-type="float" office:value="392326888" calcext:value-type="float">
            <text:p>392326888</text:p>
          </table:table-cell>
          <table:table-cell office:value-type="float" office:value="64.38" calcext:value-type="float">
            <text:p>64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4412" calcext:value-type="float">
            <text:p>274412</text:p>
          </table:table-cell>
          <table:table-cell office:value-type="float" office:value="17666253" calcext:value-type="float">
            <text:p>17666253</text:p>
          </table:table-cell>
          <table:table-cell office:value-type="float" office:value="0" calcext:value-type="float">
            <text:p>0</text:p>
          </table:table-cell>
          <table:table-cell office:value-type="float" office:value="608176836" calcext:value-type="float">
            <text:p>608176836</text:p>
          </table:table-cell>
          <table:table-cell office:value-type="float" office:value="64.38" calcext:value-type="float">
            <text:p>64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4412" calcext:value-type="float">
            <text:p>274412</text:p>
          </table:table-cell>
          <table:table-cell office:value-type="float" office:value="17666253" calcext:value-type="float">
            <text:p>17666253</text:p>
          </table:table-cell>
          <table:table-cell office:value-type="float" office:value="0" calcext:value-type="float">
            <text:p>0</text:p>
          </table:table-cell>
          <table:table-cell office:value-type="float" office:value="589352340" calcext:value-type="float">
            <text:p>589352340</text:p>
          </table:table-cell>
          <table:table-cell office:value-type="float" office:value="64.38" calcext:value-type="float">
            <text:p>64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38596" calcext:value-type="float">
            <text:p>138596</text:p>
          </table:table-cell>
          <table:table-cell office:value-type="float" office:value="26558346" calcext:value-type="float">
            <text:p>26558346</text:p>
          </table:table-cell>
          <table:table-cell office:value-type="float" office:value="0" calcext:value-type="float">
            <text:p>0</text:p>
          </table:table-cell>
          <table:table-cell office:value-type="float" office:value="889453876" calcext:value-type="float">
            <text:p>889453876</text:p>
          </table:table-cell>
          <table:table-cell office:value-type="float" office:value="191.62" calcext:value-type="float">
            <text:p>191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38596" calcext:value-type="float">
            <text:p>138596</text:p>
          </table:table-cell>
          <table:table-cell office:value-type="float" office:value="26558346" calcext:value-type="float">
            <text:p>26558346</text:p>
          </table:table-cell>
          <table:table-cell office:value-type="float" office:value="0" calcext:value-type="float">
            <text:p>0</text:p>
          </table:table-cell>
          <table:table-cell office:value-type="float" office:value="7432089428" calcext:value-type="float">
            <text:p>7432089428</text:p>
          </table:table-cell>
          <table:table-cell office:value-type="float" office:value="191.62" calcext:value-type="float">
            <text:p>191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38596" calcext:value-type="float">
            <text:p>138596</text:p>
          </table:table-cell>
          <table:table-cell office:value-type="float" office:value="26558346" calcext:value-type="float">
            <text:p>26558346</text:p>
          </table:table-cell>
          <table:table-cell office:value-type="float" office:value="0" calcext:value-type="float">
            <text:p>0</text:p>
          </table:table-cell>
          <table:table-cell office:value-type="float" office:value="1000042120" calcext:value-type="float">
            <text:p>1000042120</text:p>
          </table:table-cell>
          <table:table-cell office:value-type="float" office:value="191.62" calcext:value-type="float">
            <text:p>191.62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7" calcext:value-type="float">
            <text:p>0.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24.79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6.3565e6, out</text:p>
          </table:table-cell>
          <table:table-cell office:value-type="string" calcext:value-type="string">
            <text:p><text:s/>4.4535e6, dro</text:p>
          </table:table-cell>
          <table:table-cell office:value-type="string" calcext:value-type="string">
            <text:p>p 1.9029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3512" calcext:value-type="float">
            <text:p>253512</text:p>
          </table:table-cell>
          <table:table-cell office:value-type="float" office:value="45469658" calcext:value-type="float">
            <text:p>45469658</text:p>
          </table:table-cell>
          <table:table-cell office:value-type="float" office:value="0" calcext:value-type="float">
            <text:p>0</text:p>
          </table:table-cell>
          <table:table-cell office:value-type="float" office:value="391165196" calcext:value-type="float">
            <text:p>391165196</text:p>
          </table:table-cell>
          <table:table-cell office:value-type="float" office:value="179.36" calcext:value-type="float">
            <text:p>179.36</text:p>
          </table:table-cell>
          <table:table-cell/>
          <table:table-cell office:value-type="string" calcext:value-type="string">
            <text:p>Packets</text:p>
          </table:table-cell>
          <table:table-cell table:formula="of:=[.D129]/[.D124]" office:value-type="float" office:value="0.358788403466769" calcext:value-type="float">
            <text:p>0.358788403466769</text:p>
          </table:table-cell>
          <table:table-cell table:formula="of:=[.D128]/[.D124]" office:value-type="float" office:value="0.641211596533231" calcext:value-type="float">
            <text:p>0.641211596533231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3512" calcext:value-type="float">
            <text:p>253512</text:p>
          </table:table-cell>
          <table:table-cell office:value-type="float" office:value="45469658" calcext:value-type="float">
            <text:p>45469658</text:p>
          </table:table-cell>
          <table:table-cell office:value-type="float" office:value="0" calcext:value-type="float">
            <text:p>0</text:p>
          </table:table-cell>
          <table:table-cell office:value-type="float" office:value="3482628560" calcext:value-type="float">
            <text:p>3482628560</text:p>
          </table:table-cell>
          <table:table-cell office:value-type="float" office:value="179.36" calcext:value-type="float">
            <text:p>179.36</text:p>
          </table:table-cell>
          <table:table-cell/>
          <table:table-cell office:value-type="string" calcext:value-type="string">
            <text:p>clock cycles</text:p>
          </table:table-cell>
          <table:table-cell table:formula="of:=[.F129]+[.F130]+[.F131]+[.F132]+(([.F124]+[.F125])*[.J124])+([.F126])/4" office:value-type="float" office:value="5709295436.07478" calcext:value-type="float">
            <text:p>5709295436.07478</text:p>
          </table:table-cell>
          <table:table-cell table:formula="of:=[.F128]+[.F133]+[.F134]+[.F135]+(([.F124]+[.F125])*[.K124])+[.F126]*0.75" office:value-type="float" office:value="19909702431.9252" calcext:value-type="float">
            <text:p>19909702431.9252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24644" calcext:value-type="float">
            <text:p>624644</text:p>
          </table:table-cell>
          <table:table-cell office:value-type="float" office:value="64898983" calcext:value-type="float">
            <text:p>64898983</text:p>
          </table:table-cell>
          <table:table-cell office:value-type="float" office:value="0" calcext:value-type="float">
            <text:p>0</text:p>
          </table:table-cell>
          <table:table-cell office:value-type="float" office:value="9100934476" calcext:value-type="float">
            <text:p>9100934476</text:p>
          </table:table-cell>
          <table:table-cell office:value-type="float" office:value="103.89" calcext:value-type="float">
            <text:p>103.89</text:p>
          </table:table-cell>
          <table:table-cell table:number-columns-repeated="2"/>
          <table:table-cell table:formula="of:=[.J125]/[.D129]" office:value-type="float" office:value="349.963242341558" calcext:value-type="float">
            <text:p>349.963242341558</text:p>
          </table:table-cell>
          <table:table-cell table:formula="of:=[.K125]/[.D128]" office:value-type="float" office:value="682.875785950851" calcext:value-type="float">
            <text:p>682.875785950851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1382" calcext:value-type="float">
            <text:p>101382</text:p>
          </table:table-cell>
          <table:table-cell office:value-type="float" office:value="19429325" calcext:value-type="float">
            <text:p>19429325</text:p>
          </table:table-cell>
          <table:table-cell office:value-type="float" office:value="0" calcext:value-type="float">
            <text:p>0</text:p>
          </table:table-cell>
          <table:table-cell office:value-type="float" office:value="757956248" calcext:value-type="float">
            <text:p>757956248</text:p>
          </table:table-cell>
          <table:table-cell office:value-type="float" office:value="191.64" calcext:value-type="float">
            <text:p>191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52130" calcext:value-type="float">
            <text:p>152130</text:p>
          </table:table-cell>
          <table:table-cell office:value-type="float" office:value="29155672" calcext:value-type="float">
            <text:p>29155672</text:p>
          </table:table-cell>
          <table:table-cell office:value-type="float" office:value="0" calcext:value-type="float">
            <text:p>0</text:p>
          </table:table-cell>
          <table:table-cell office:value-type="float" office:value="361340596" calcext:value-type="float">
            <text:p>361340596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3512" calcext:value-type="float">
            <text:p>253512</text:p>
          </table:table-cell>
          <table:table-cell office:value-type="float" office:value="16313986" calcext:value-type="float">
            <text:p>16313986</text:p>
          </table:table-cell>
          <table:table-cell office:value-type="float" office:value="0" calcext:value-type="float">
            <text:p>0</text:p>
          </table:table-cell>
          <table:table-cell office:value-type="float" office:value="565251912" calcext:value-type="float">
            <text:p>565251912</text:p>
          </table:table-cell>
          <table:table-cell office:value-type="float" office:value="64.35" calcext:value-type="float">
            <text:p>6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3512" calcext:value-type="float">
            <text:p>253512</text:p>
          </table:table-cell>
          <table:table-cell office:value-type="float" office:value="16313986" calcext:value-type="float">
            <text:p>16313986</text:p>
          </table:table-cell>
          <table:table-cell office:value-type="float" office:value="0" calcext:value-type="float">
            <text:p>0</text:p>
          </table:table-cell>
          <table:table-cell office:value-type="float" office:value="361341608" calcext:value-type="float">
            <text:p>361341608</text:p>
          </table:table-cell>
          <table:table-cell office:value-type="float" office:value="64.35" calcext:value-type="float">
            <text:p>6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3512" calcext:value-type="float">
            <text:p>253512</text:p>
          </table:table-cell>
          <table:table-cell office:value-type="float" office:value="16313986" calcext:value-type="float">
            <text:p>16313986</text:p>
          </table:table-cell>
          <table:table-cell office:value-type="float" office:value="0" calcext:value-type="float">
            <text:p>0</text:p>
          </table:table-cell>
          <table:table-cell office:value-type="float" office:value="562118044" calcext:value-type="float">
            <text:p>562118044</text:p>
          </table:table-cell>
          <table:table-cell office:value-type="float" office:value="64.35" calcext:value-type="float">
            <text:p>6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3512" calcext:value-type="float">
            <text:p>253512</text:p>
          </table:table-cell>
          <table:table-cell office:value-type="float" office:value="16313986" calcext:value-type="float">
            <text:p>16313986</text:p>
          </table:table-cell>
          <table:table-cell office:value-type="float" office:value="0" calcext:value-type="float">
            <text:p>0</text:p>
          </table:table-cell>
          <table:table-cell office:value-type="float" office:value="555477976" calcext:value-type="float">
            <text:p>555477976</text:p>
          </table:table-cell>
          <table:table-cell office:value-type="float" office:value="64.35" calcext:value-type="float">
            <text:p>6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52130" calcext:value-type="float">
            <text:p>152130</text:p>
          </table:table-cell>
          <table:table-cell office:value-type="float" office:value="29155672" calcext:value-type="float">
            <text:p>29155672</text:p>
          </table:table-cell>
          <table:table-cell office:value-type="float" office:value="0" calcext:value-type="float">
            <text:p>0</text:p>
          </table:table-cell>
          <table:table-cell office:value-type="float" office:value="980813824" calcext:value-type="float">
            <text:p>980813824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52130" calcext:value-type="float">
            <text:p>152130</text:p>
          </table:table-cell>
          <table:table-cell office:value-type="float" office:value="29155672" calcext:value-type="float">
            <text:p>29155672</text:p>
          </table:table-cell>
          <table:table-cell office:value-type="float" office:value="0" calcext:value-type="float">
            <text:p>0</text:p>
          </table:table-cell>
          <table:table-cell office:value-type="float" office:value="8158075916" calcext:value-type="float">
            <text:p>8158075916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52130" calcext:value-type="float">
            <text:p>152130</text:p>
          </table:table-cell>
          <table:table-cell office:value-type="float" office:value="29155672" calcext:value-type="float">
            <text:p>29155672</text:p>
          </table:table-cell>
          <table:table-cell office:value-type="float" office:value="0" calcext:value-type="float">
            <text:p>0</text:p>
          </table:table-cell>
          <table:table-cell office:value-type="float" office:value="1099849760" calcext:value-type="float">
            <text:p>1099849760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8" calcext:value-type="float">
            <text:p>0.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30.00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5.7734e6, out</text:p>
          </table:table-cell>
          <table:table-cell office:value-type="string" calcext:value-type="string">
            <text:p><text:s/>4.5109e6, dro</text:p>
          </table:table-cell>
          <table:table-cell office:value-type="string" calcext:value-type="string">
            <text:p>p 1.2625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230942" calcext:value-type="float">
            <text:p>230942</text:p>
          </table:table-cell>
          <table:table-cell office:value-type="float" office:value="46192814" calcext:value-type="float">
            <text:p>46192814</text:p>
          </table:table-cell>
          <table:table-cell office:value-type="float" office:value="0" calcext:value-type="float">
            <text:p>0</text:p>
          </table:table-cell>
          <table:table-cell office:value-type="float" office:value="423163164" calcext:value-type="float">
            <text:p>423163164</text:p>
          </table:table-cell>
          <table:table-cell office:value-type="float" office:value="200.02" calcext:value-type="float">
            <text:p>200.02</text:p>
          </table:table-cell>
          <table:table-cell/>
          <table:table-cell office:value-type="string" calcext:value-type="string">
            <text:p>Packets</text:p>
          </table:table-cell>
          <table:table-cell table:formula="of:=[.D146]/[.D141]" office:value-type="float" office:value="0.321796004893748" calcext:value-type="float">
            <text:p>0.321796004893748</text:p>
          </table:table-cell>
          <table:table-cell table:formula="of:=[.D145]/[.D141]" office:value-type="float" office:value="0.678203995106252" calcext:value-type="float">
            <text:p>0.678203995106252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230942" calcext:value-type="float">
            <text:p>230942</text:p>
          </table:table-cell>
          <table:table-cell office:value-type="float" office:value="46192814" calcext:value-type="float">
            <text:p>46192814</text:p>
          </table:table-cell>
          <table:table-cell office:value-type="float" office:value="0" calcext:value-type="float">
            <text:p>0</text:p>
          </table:table-cell>
          <table:table-cell office:value-type="float" office:value="3607440772" calcext:value-type="float">
            <text:p>3607440772</text:p>
          </table:table-cell>
          <table:table-cell office:value-type="float" office:value="200.02" calcext:value-type="float">
            <text:p>200.02</text:p>
          </table:table-cell>
          <table:table-cell/>
          <table:table-cell office:value-type="string" calcext:value-type="string">
            <text:p>clock cycles</text:p>
          </table:table-cell>
          <table:table-cell table:formula="of:=[.F146]+[.F147]+[.F148]+[.F149]+(([.F141]+[.F142])*[.J141])+([.F143])/4" office:value-type="float" office:value="5315513632.91382" calcext:value-type="float">
            <text:p>5315513632.91382</text:p>
          </table:table-cell>
          <table:table-cell table:formula="of:=[.F145]+[.F150]+[.F151]+[.F152]+(([.F141]+[.F142])*[.K141])+[.F143]*0.75" office:value-type="float" office:value="20437565239.0862" calcext:value-type="float">
            <text:p>20437565239.0862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52693" calcext:value-type="float">
            <text:p>652693</text:p>
          </table:table-cell>
          <table:table-cell office:value-type="float" office:value="59121130" calcext:value-type="float">
            <text:p>59121130</text:p>
          </table:table-cell>
          <table:table-cell office:value-type="float" office:value="0" calcext:value-type="float">
            <text:p>0</text:p>
          </table:table-cell>
          <table:table-cell office:value-type="float" office:value="8291259940" calcext:value-type="float">
            <text:p>8291259940</text:p>
          </table:table-cell>
          <table:table-cell office:value-type="float" office:value="90.58" calcext:value-type="float">
            <text:p>90.58</text:p>
          </table:table-cell>
          <table:table-cell table:number-columns-repeated="2"/>
          <table:table-cell table:formula="of:=[.J142]/[.D146]" office:value-type="float" office:value="357.593955067385" calcext:value-type="float">
            <text:p>357.593955067385</text:p>
          </table:table-cell>
          <table:table-cell table:formula="of:=[.K142]/[.D145]" office:value-type="float" office:value="652.370618332572" calcext:value-type="float">
            <text:p>652.370618332572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67461" calcext:value-type="float">
            <text:p>67461</text:p>
          </table:table-cell>
          <table:table-cell office:value-type="float" office:value="12928316" calcext:value-type="float">
            <text:p>12928316</text:p>
          </table:table-cell>
          <table:table-cell office:value-type="float" office:value="0" calcext:value-type="float">
            <text:p>0</text:p>
          </table:table-cell>
          <table:table-cell office:value-type="float" office:value="693211280" calcext:value-type="float">
            <text:p>693211280</text:p>
          </table:table-cell>
          <table:table-cell office:value-type="float" office:value="191.64" calcext:value-type="float">
            <text:p>191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63481" calcext:value-type="float">
            <text:p>163481</text:p>
          </table:table-cell>
          <table:table-cell office:value-type="float" office:value="31328151" calcext:value-type="float">
            <text:p>31328151</text:p>
          </table:table-cell>
          <table:table-cell office:value-type="float" office:value="0" calcext:value-type="float">
            <text:p>0</text:p>
          </table:table-cell>
          <table:table-cell office:value-type="float" office:value="411624880" calcext:value-type="float">
            <text:p>411624880</text:p>
          </table:table-cell>
          <table:table-cell office:value-type="float" office:value="191.63" calcext:value-type="float">
            <text:p>191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30942" calcext:value-type="float">
            <text:p>230942</text:p>
          </table:table-cell>
          <table:table-cell office:value-type="float" office:value="14864663" calcext:value-type="float">
            <text:p>14864663</text:p>
          </table:table-cell>
          <table:table-cell office:value-type="float" office:value="0" calcext:value-type="float">
            <text:p>0</text:p>
          </table:table-cell>
          <table:table-cell office:value-type="float" office:value="517469040" calcext:value-type="float">
            <text:p>517469040</text:p>
          </table:table-cell>
          <table:table-cell office:value-type="float" office:value="64.37" calcext:value-type="float">
            <text:p>64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30942" calcext:value-type="float">
            <text:p>230942</text:p>
          </table:table-cell>
          <table:table-cell office:value-type="float" office:value="14864663" calcext:value-type="float">
            <text:p>14864663</text:p>
          </table:table-cell>
          <table:table-cell office:value-type="float" office:value="0" calcext:value-type="float">
            <text:p>0</text:p>
          </table:table-cell>
          <table:table-cell office:value-type="float" office:value="358332532" calcext:value-type="float">
            <text:p>358332532</text:p>
          </table:table-cell>
          <table:table-cell office:value-type="float" office:value="64.37" calcext:value-type="float">
            <text:p>64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30942" calcext:value-type="float">
            <text:p>230942</text:p>
          </table:table-cell>
          <table:table-cell office:value-type="float" office:value="14864663" calcext:value-type="float">
            <text:p>14864663</text:p>
          </table:table-cell>
          <table:table-cell office:value-type="float" office:value="0" calcext:value-type="float">
            <text:p>0</text:p>
          </table:table-cell>
          <table:table-cell office:value-type="float" office:value="532598652" calcext:value-type="float">
            <text:p>532598652</text:p>
          </table:table-cell>
          <table:table-cell office:value-type="float" office:value="64.37" calcext:value-type="float">
            <text:p>64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30942" calcext:value-type="float">
            <text:p>230942</text:p>
          </table:table-cell>
          <table:table-cell office:value-type="float" office:value="14864663" calcext:value-type="float">
            <text:p>14864663</text:p>
          </table:table-cell>
          <table:table-cell office:value-type="float" office:value="0" calcext:value-type="float">
            <text:p>0</text:p>
          </table:table-cell>
          <table:table-cell office:value-type="float" office:value="537266180" calcext:value-type="float">
            <text:p>537266180</text:p>
          </table:table-cell>
          <table:table-cell office:value-type="float" office:value="64.37" calcext:value-type="float">
            <text:p>64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63481" calcext:value-type="float">
            <text:p>163481</text:p>
          </table:table-cell>
          <table:table-cell office:value-type="float" office:value="31328151" calcext:value-type="float">
            <text:p>31328151</text:p>
          </table:table-cell>
          <table:table-cell office:value-type="float" office:value="0" calcext:value-type="float">
            <text:p>0</text:p>
          </table:table-cell>
          <table:table-cell office:value-type="float" office:value="1092602048" calcext:value-type="float">
            <text:p>1092602048</text:p>
          </table:table-cell>
          <table:table-cell office:value-type="float" office:value="191.63" calcext:value-type="float">
            <text:p>191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63481" calcext:value-type="float">
            <text:p>163481</text:p>
          </table:table-cell>
          <table:table-cell office:value-type="float" office:value="31328151" calcext:value-type="float">
            <text:p>31328151</text:p>
          </table:table-cell>
          <table:table-cell office:value-type="float" office:value="0" calcext:value-type="float">
            <text:p>0</text:p>
          </table:table-cell>
          <table:table-cell office:value-type="float" office:value="8795625712" calcext:value-type="float">
            <text:p>8795625712</text:p>
          </table:table-cell>
          <table:table-cell office:value-type="float" office:value="191.63" calcext:value-type="float">
            <text:p>191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63481" calcext:value-type="float">
            <text:p>163481</text:p>
          </table:table-cell>
          <table:table-cell office:value-type="float" office:value="31328151" calcext:value-type="float">
            <text:p>31328151</text:p>
          </table:table-cell>
          <table:table-cell office:value-type="float" office:value="0" calcext:value-type="float">
            <text:p>0</text:p>
          </table:table-cell>
          <table:table-cell office:value-type="float" office:value="1185695952" calcext:value-type="float">
            <text:p>1185695952</text:p>
          </table:table-cell>
          <table:table-cell office:value-type="float" office:value="191.63" calcext:value-type="float">
            <text:p>191.63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9" calcext:value-type="float">
            <text:p>0.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36.05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5.3265e6, out</text:p>
          </table:table-cell>
          <table:table-cell office:value-type="string" calcext:value-type="string">
            <text:p><text:s/>4.7085e6, dro</text:p>
          </table:table-cell>
          <table:table-cell office:value-type="string" calcext:value-type="string">
            <text:p>p 6.1806e5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212644" calcext:value-type="float">
            <text:p>212644</text:p>
          </table:table-cell>
          <table:table-cell office:value-type="float" office:value="48120161" calcext:value-type="float">
            <text:p>48120161</text:p>
          </table:table-cell>
          <table:table-cell office:value-type="float" office:value="0" calcext:value-type="float">
            <text:p>0</text:p>
          </table:table-cell>
          <table:table-cell office:value-type="float" office:value="388411960" calcext:value-type="float">
            <text:p>388411960</text:p>
          </table:table-cell>
          <table:table-cell office:value-type="float" office:value="226.29" calcext:value-type="float">
            <text:p>226.29</text:p>
          </table:table-cell>
          <table:table-cell/>
          <table:table-cell office:value-type="string" calcext:value-type="string">
            <text:p>Packets</text:p>
          </table:table-cell>
          <table:table-cell table:formula="of:=[.D163]/[.D158]" office:value-type="float" office:value="0.284344580642613" calcext:value-type="float">
            <text:p>0.284344580642613</text:p>
          </table:table-cell>
          <table:table-cell table:formula="of:=[.D162]/[.D158]" office:value-type="float" office:value="0.715655419357387" calcext:value-type="float">
            <text:p>0.715655419357387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212644" calcext:value-type="float">
            <text:p>212644</text:p>
          </table:table-cell>
          <table:table-cell office:value-type="float" office:value="48120161" calcext:value-type="float">
            <text:p>48120161</text:p>
          </table:table-cell>
          <table:table-cell office:value-type="float" office:value="0" calcext:value-type="float">
            <text:p>0</text:p>
          </table:table-cell>
          <table:table-cell office:value-type="float" office:value="3637312600" calcext:value-type="float">
            <text:p>3637312600</text:p>
          </table:table-cell>
          <table:table-cell office:value-type="float" office:value="226.29" calcext:value-type="float">
            <text:p>226.29</text:p>
          </table:table-cell>
          <table:table-cell/>
          <table:table-cell office:value-type="string" calcext:value-type="string">
            <text:p>clock cycles</text:p>
          </table:table-cell>
          <table:table-cell table:formula="of:=[.F163]+[.F164]+[.F165]+[.F166]+(([.F158]+[.F159])*[.J158])+([.F160])/4" office:value-type="float" office:value="4835664898.79587" calcext:value-type="float">
            <text:p>4835664898.79587</text:p>
          </table:table-cell>
          <table:table-cell table:formula="of:=[.F162]+[.F167]+[.F168]+[.F169]+(([.F158]+[.F159])*[.K158])+[.F160]*0.75" office:value-type="float" office:value="21319756285.2041" calcext:value-type="float">
            <text:p>21319756285.2041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33626" calcext:value-type="float">
            <text:p>633626</text:p>
          </table:table-cell>
          <table:table-cell office:value-type="float" office:value="54436735" calcext:value-type="float">
            <text:p>54436735</text:p>
          </table:table-cell>
          <table:table-cell office:value-type="float" office:value="0" calcext:value-type="float">
            <text:p>0</text:p>
          </table:table-cell>
          <table:table-cell office:value-type="float" office:value="7880847892" calcext:value-type="float">
            <text:p>7880847892</text:p>
          </table:table-cell>
          <table:table-cell office:value-type="float" office:value="85.91" calcext:value-type="float">
            <text:p>85.91</text:p>
          </table:table-cell>
          <table:table-cell table:number-columns-repeated="2"/>
          <table:table-cell table:formula="of:=[.J159]/[.D163]" office:value-type="float" office:value="353.414342556328" calcext:value-type="float">
            <text:p>353.414342556328</text:p>
          </table:table-cell>
          <table:table-cell table:formula="of:=[.K159]/[.D162]" office:value-type="float" office:value="619.086308912504" calcext:value-type="float">
            <text:p>619.086308912504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954" calcext:value-type="float">
            <text:p>32954</text:p>
          </table:table-cell>
          <table:table-cell office:value-type="float" office:value="6316574" calcext:value-type="float">
            <text:p>6316574</text:p>
          </table:table-cell>
          <table:table-cell office:value-type="float" office:value="0" calcext:value-type="float">
            <text:p>0</text:p>
          </table:table-cell>
          <table:table-cell office:value-type="float" office:value="241872748" calcext:value-type="float">
            <text:p>241872748</text:p>
          </table:table-cell>
          <table:table-cell office:value-type="float" office:value="191.68" calcext:value-type="float">
            <text:p>191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9690" calcext:value-type="float">
            <text:p>179690</text:p>
          </table:table-cell>
          <table:table-cell office:value-type="float" office:value="34437454" calcext:value-type="float">
            <text:p>34437454</text:p>
          </table:table-cell>
          <table:table-cell office:value-type="float" office:value="0" calcext:value-type="float">
            <text:p>0</text:p>
          </table:table-cell>
          <table:table-cell office:value-type="float" office:value="408602416" calcext:value-type="float">
            <text:p>408602416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12644" calcext:value-type="float">
            <text:p>212644</text:p>
          </table:table-cell>
          <table:table-cell office:value-type="float" office:value="13682707" calcext:value-type="float">
            <text:p>13682707</text:p>
          </table:table-cell>
          <table:table-cell office:value-type="float" office:value="0" calcext:value-type="float">
            <text:p>0</text:p>
          </table:table-cell>
          <table:table-cell office:value-type="float" office:value="468553700" calcext:value-type="float">
            <text:p>468553700</text:p>
          </table:table-cell>
          <table:table-cell office:value-type="float" office:value="64.35" calcext:value-type="float">
            <text:p>6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12644" calcext:value-type="float">
            <text:p>212644</text:p>
          </table:table-cell>
          <table:table-cell office:value-type="float" office:value="13682707" calcext:value-type="float">
            <text:p>13682707</text:p>
          </table:table-cell>
          <table:table-cell office:value-type="float" office:value="0" calcext:value-type="float">
            <text:p>0</text:p>
          </table:table-cell>
          <table:table-cell office:value-type="float" office:value="309854328" calcext:value-type="float">
            <text:p>309854328</text:p>
          </table:table-cell>
          <table:table-cell office:value-type="float" office:value="64.35" calcext:value-type="float">
            <text:p>6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12644" calcext:value-type="float">
            <text:p>212644</text:p>
          </table:table-cell>
          <table:table-cell office:value-type="float" office:value="13682707" calcext:value-type="float">
            <text:p>13682707</text:p>
          </table:table-cell>
          <table:table-cell office:value-type="float" office:value="0" calcext:value-type="float">
            <text:p>0</text:p>
          </table:table-cell>
          <table:table-cell office:value-type="float" office:value="475562212" calcext:value-type="float">
            <text:p>475562212</text:p>
          </table:table-cell>
          <table:table-cell office:value-type="float" office:value="64.35" calcext:value-type="float">
            <text:p>6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12644" calcext:value-type="float">
            <text:p>212644</text:p>
          </table:table-cell>
          <table:table-cell office:value-type="float" office:value="13682707" calcext:value-type="float">
            <text:p>13682707</text:p>
          </table:table-cell>
          <table:table-cell office:value-type="float" office:value="0" calcext:value-type="float">
            <text:p>0</text:p>
          </table:table-cell>
          <table:table-cell office:value-type="float" office:value="466789724" calcext:value-type="float">
            <text:p>466789724</text:p>
          </table:table-cell>
          <table:table-cell office:value-type="float" office:value="64.35" calcext:value-type="float">
            <text:p>6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9690" calcext:value-type="float">
            <text:p>179690</text:p>
          </table:table-cell>
          <table:table-cell office:value-type="float" office:value="34437454" calcext:value-type="float">
            <text:p>34437454</text:p>
          </table:table-cell>
          <table:table-cell office:value-type="float" office:value="0" calcext:value-type="float">
            <text:p>0</text:p>
          </table:table-cell>
          <table:table-cell office:value-type="float" office:value="1205311080" calcext:value-type="float">
            <text:p>1205311080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9690" calcext:value-type="float">
            <text:p>179690</text:p>
          </table:table-cell>
          <table:table-cell office:value-type="float" office:value="34437454" calcext:value-type="float">
            <text:p>34437454</text:p>
          </table:table-cell>
          <table:table-cell office:value-type="float" office:value="0" calcext:value-type="float">
            <text:p>0</text:p>
          </table:table-cell>
          <table:table-cell office:value-type="float" office:value="9628079424" calcext:value-type="float">
            <text:p>9628079424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9690" calcext:value-type="float">
            <text:p>179690</text:p>
          </table:table-cell>
          <table:table-cell office:value-type="float" office:value="34437454" calcext:value-type="float">
            <text:p>34437454</text:p>
          </table:table-cell>
          <table:table-cell office:value-type="float" office:value="0" calcext:value-type="float">
            <text:p>0</text:p>
          </table:table-cell>
          <table:table-cell office:value-type="float" office:value="1286095848" calcext:value-type="float">
            <text:p>1286095848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42.21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4.8525e6, out</text:p>
          </table:table-cell>
          <table:table-cell office:value-type="string" calcext:value-type="string">
            <text:p><text:s/>4.8509e6, dro</text:p>
          </table:table-cell>
          <table:table-cell office:value-type="string" calcext:value-type="string">
            <text:p>p 1.6377e3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342" calcext:value-type="float">
            <text:p>193342</text:p>
          </table:table-cell>
          <table:table-cell office:value-type="float" office:value="49478797" calcext:value-type="float">
            <text:p>49478797</text:p>
          </table:table-cell>
          <table:table-cell office:value-type="float" office:value="0" calcext:value-type="float">
            <text:p>0</text:p>
          </table:table-cell>
          <table:table-cell office:value-type="float" office:value="388380676" calcext:value-type="float">
            <text:p>388380676</text:p>
          </table:table-cell>
          <table:table-cell office:value-type="float" office:value="255.91" calcext:value-type="float">
            <text:p>255.91</text:p>
          </table:table-cell>
          <table:table-cell/>
          <table:table-cell office:value-type="string" calcext:value-type="string">
            <text:p>Packets</text:p>
          </table:table-cell>
          <table:table-cell table:formula="of:=[.D180]/[.D175]" office:value-type="float" office:value="0.251353261478851" calcext:value-type="float">
            <text:p>0.251353261478851</text:p>
          </table:table-cell>
          <table:table-cell table:formula="of:=[.D179]/[.D175]" office:value-type="float" office:value="0.748646738521149" calcext:value-type="float">
            <text:p>0.748646738521149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342" calcext:value-type="float">
            <text:p>193342</text:p>
          </table:table-cell>
          <table:table-cell office:value-type="float" office:value="49478797" calcext:value-type="float">
            <text:p>49478797</text:p>
          </table:table-cell>
          <table:table-cell office:value-type="float" office:value="0" calcext:value-type="float">
            <text:p>0</text:p>
          </table:table-cell>
          <table:table-cell office:value-type="float" office:value="3729910740" calcext:value-type="float">
            <text:p>3729910740</text:p>
          </table:table-cell>
          <table:table-cell office:value-type="float" office:value="255.91" calcext:value-type="float">
            <text:p>255.91</text:p>
          </table:table-cell>
          <table:table-cell/>
          <table:table-cell office:value-type="string" calcext:value-type="string">
            <text:p>clock cycles</text:p>
          </table:table-cell>
          <table:table-cell table:formula="of:=[.F180]+[.F181]+[.F182]+[.F183]+(([.F175]+[.F176])*[.J175])+([.F177])/4" office:value-type="float" office:value="4374326191.13196" calcext:value-type="float">
            <text:p>4374326191.13196</text:p>
          </table:table-cell>
          <table:table-cell table:formula="of:=[.F179]+[.F184]+[.F185]+[.F186]+(([.F175]+[.F176])*[.K175])+[.F177]*0.75" office:value-type="float" office:value="21976053964.858" calcext:value-type="float">
            <text:p>21976053964.858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559257" calcext:value-type="float">
            <text:p>559257</text:p>
          </table:table-cell>
          <table:table-cell office:value-type="float" office:value="49495501" calcext:value-type="float">
            <text:p>49495501</text:p>
          </table:table-cell>
          <table:table-cell office:value-type="float" office:value="0" calcext:value-type="float">
            <text:p>0</text:p>
          </table:table-cell>
          <table:table-cell office:value-type="float" office:value="7034408896" calcext:value-type="float">
            <text:p>7034408896</text:p>
          </table:table-cell>
          <table:table-cell office:value-type="float" office:value="88.5" calcext:value-type="float">
            <text:p>88.5</text:p>
          </table:table-cell>
          <table:table-cell table:number-columns-repeated="2"/>
          <table:table-cell table:formula="of:=[.J176]/[.D180]" office:value-type="float" office:value="351.728458148517" calcext:value-type="float">
            <text:p>351.728458148517</text:p>
          </table:table-cell>
          <table:table-cell table:formula="of:=[.K176]/[.D179]" office:value-type="float" office:value="593.271716074127" calcext:value-type="float">
            <text:p>593.271716074127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87" calcext:value-type="float">
            <text:p>87</text:p>
          </table:table-cell>
          <table:table-cell office:value-type="float" office:value="16704" calcext:value-type="float">
            <text:p>16704</text:p>
          </table:table-cell>
          <table:table-cell office:value-type="float" office:value="0" calcext:value-type="float">
            <text:p>0</text:p>
          </table:table-cell>
          <table:table-cell office:value-type="float" office:value="725688" calcext:value-type="float">
            <text:p>725688</text:p>
          </table:table-cell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255" calcext:value-type="float">
            <text:p>193255</text:p>
          </table:table-cell>
          <table:table-cell office:value-type="float" office:value="37042140" calcext:value-type="float">
            <text:p>37042140</text:p>
          </table:table-cell>
          <table:table-cell office:value-type="float" office:value="0" calcext:value-type="float">
            <text:p>0</text:p>
          </table:table-cell>
          <table:table-cell office:value-type="float" office:value="462290319.99" calcext:value-type="float">
            <text:p>462290319.99</text:p>
          </table:table-cell>
          <table:table-cell office:value-type="float" office:value="191.67" calcext:value-type="float">
            <text:p>191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342" calcext:value-type="float">
            <text:p>193342</text:p>
          </table:table-cell>
          <table:table-cell office:value-type="float" office:value="12436657" calcext:value-type="float">
            <text:p>12436657</text:p>
          </table:table-cell>
          <table:table-cell office:value-type="float" office:value="0" calcext:value-type="float">
            <text:p>0</text:p>
          </table:table-cell>
          <table:table-cell office:value-type="float" office:value="419601520" calcext:value-type="float">
            <text:p>419601520</text:p>
          </table:table-cell>
          <table:table-cell office:value-type="float" office:value="64.32" calcext:value-type="float">
            <text:p>6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342" calcext:value-type="float">
            <text:p>193342</text:p>
          </table:table-cell>
          <table:table-cell office:value-type="float" office:value="12436657" calcext:value-type="float">
            <text:p>12436657</text:p>
          </table:table-cell>
          <table:table-cell office:value-type="float" office:value="0" calcext:value-type="float">
            <text:p>0</text:p>
          </table:table-cell>
          <table:table-cell office:value-type="float" office:value="288731584" calcext:value-type="float">
            <text:p>288731584</text:p>
          </table:table-cell>
          <table:table-cell office:value-type="float" office:value="64.32" calcext:value-type="float">
            <text:p>6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342" calcext:value-type="float">
            <text:p>193342</text:p>
          </table:table-cell>
          <table:table-cell office:value-type="float" office:value="12436657" calcext:value-type="float">
            <text:p>12436657</text:p>
          </table:table-cell>
          <table:table-cell office:value-type="float" office:value="0" calcext:value-type="float">
            <text:p>0</text:p>
          </table:table-cell>
          <table:table-cell office:value-type="float" office:value="433908032" calcext:value-type="float">
            <text:p>433908032</text:p>
          </table:table-cell>
          <table:table-cell office:value-type="float" office:value="64.32" calcext:value-type="float">
            <text:p>6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342" calcext:value-type="float">
            <text:p>193342</text:p>
          </table:table-cell>
          <table:table-cell office:value-type="float" office:value="12436657" calcext:value-type="float">
            <text:p>12436657</text:p>
          </table:table-cell>
          <table:table-cell office:value-type="float" office:value="0" calcext:value-type="float">
            <text:p>0</text:p>
          </table:table-cell>
          <table:table-cell office:value-type="float" office:value="438336852" calcext:value-type="float">
            <text:p>438336852</text:p>
          </table:table-cell>
          <table:table-cell office:value-type="float" office:value="64.32" calcext:value-type="float">
            <text:p>6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255" calcext:value-type="float">
            <text:p>193255</text:p>
          </table:table-cell>
          <table:table-cell office:value-type="float" office:value="37042140" calcext:value-type="float">
            <text:p>37042140</text:p>
          </table:table-cell>
          <table:table-cell office:value-type="float" office:value="0" calcext:value-type="float">
            <text:p>0</text:p>
          </table:table-cell>
          <table:table-cell office:value-type="float" office:value="1421953232" calcext:value-type="float">
            <text:p>1421953232</text:p>
          </table:table-cell>
          <table:table-cell office:value-type="float" office:value="191.67" calcext:value-type="float">
            <text:p>191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255" calcext:value-type="float">
            <text:p>193255</text:p>
          </table:table-cell>
          <table:table-cell office:value-type="float" office:value="37042140" calcext:value-type="float">
            <text:p>37042140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10354148420" calcext:value-type="float">
            <text:p>10354148420</text:p>
          </table:table-cell>
          <table:table-cell office:value-type="float" office:value="191.67" calcext:value-type="float">
            <text:p>191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255" calcext:value-type="float">
            <text:p>193255</text:p>
          </table:table-cell>
          <table:table-cell office:value-type="float" office:value="37042140" calcext:value-type="float">
            <text:p>37042140</text:p>
          </table:table-cell>
          <table:table-cell office:value-type="float" office:value="0" calcext:value-type="float">
            <text:p>0</text:p>
          </table:table-cell>
          <table:table-cell office:value-type="float" office:value="1378709884" calcext:value-type="float">
            <text:p>1378709884</text:p>
          </table:table-cell>
          <table:table-cell office:value-type="float" office:value="191.67" calcext:value-type="float">
            <text:p>191.67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42.22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5.1325e6, out</text:p>
          </table:table-cell>
          <table:table-cell office:value-type="string" calcext:value-type="string">
            <text:p><text:s/>5.1325e6, dro</text:p>
          </table:table-cell>
          <table:table-cell office:value-type="string" calcext:value-type="string">
            <text:p>p 0.0000e0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4544" calcext:value-type="float">
            <text:p>204544</text:p>
          </table:table-cell>
          <table:table-cell office:value-type="float" office:value="52363217" calcext:value-type="float">
            <text:p>52363217</text:p>
          </table:table-cell>
          <table:table-cell office:value-type="float" office:value="0" calcext:value-type="float">
            <text:p>0</text:p>
          </table:table-cell>
          <table:table-cell office:value-type="float" office:value="396331192" calcext:value-type="float">
            <text:p>396331192</text:p>
          </table:table-cell>
          <table:table-cell office:value-type="float" office:value="255.99" calcext:value-type="float">
            <text:p>255.99</text:p>
          </table:table-cell>
          <table:table-cell/>
          <table:table-cell office:value-type="string" calcext:value-type="string">
            <text:p>Packets</text:p>
          </table:table-cell>
          <table:table-cell table:formula="of:=[.D197]/[.D192]" office:value-type="float" office:value="0.251354610241002" calcext:value-type="float">
            <text:p>0.251354610241002</text:p>
          </table:table-cell>
          <table:table-cell table:formula="of:=[.D195]/[.D192]" office:value-type="float" office:value="0.748645389758998" calcext:value-type="float">
            <text:p>0.748645389758998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4544" calcext:value-type="float">
            <text:p>204544</text:p>
          </table:table-cell>
          <table:table-cell office:value-type="float" office:value="52363217" calcext:value-type="float">
            <text:p>52363217</text:p>
          </table:table-cell>
          <table:table-cell office:value-type="float" office:value="0" calcext:value-type="float">
            <text:p>0</text:p>
          </table:table-cell>
          <table:table-cell office:value-type="float" office:value="3856725344" calcext:value-type="float">
            <text:p>3856725344</text:p>
          </table:table-cell>
          <table:table-cell office:value-type="float" office:value="255.99" calcext:value-type="float">
            <text:p>255.99</text:p>
          </table:table-cell>
          <table:table-cell/>
          <table:table-cell office:value-type="string" calcext:value-type="string">
            <text:p>clock cycles</text:p>
          </table:table-cell>
          <table:table-cell table:formula="of:=[.F197]+[.F198]+[.F199]+[.F196]+(([.F192]+[.F193])*[.J192])+([.F194])/4" office:value-type="float" office:value="4287235726.93923" calcext:value-type="float">
            <text:p>4287235726.93923</text:p>
          </table:table-cell>
          <table:table-cell table:formula="of:=[.F195]+[.F201]+[.F202]+[.F200]+(([.F192]+[.F193])*[.K192])+[.F194]*0.75" office:value-type="float" office:value="12075632021.0608" calcext:value-type="float">
            <text:p>12075632021.0608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10315" calcext:value-type="float">
            <text:p>610315</text:p>
          </table:table-cell>
          <table:table-cell office:value-type="float" office:value="52363217" calcext:value-type="float">
            <text:p>52363217</text:p>
          </table:table-cell>
          <table:table-cell office:value-type="float" office:value="0" calcext:value-type="float">
            <text:p>0</text:p>
          </table:table-cell>
          <table:table-cell office:value-type="float" office:value="6427073052" calcext:value-type="float">
            <text:p>6427073052</text:p>
          </table:table-cell>
          <table:table-cell office:value-type="float" office:value="85.79" calcext:value-type="float">
            <text:p>85.79</text:p>
          </table:table-cell>
          <table:table-cell table:number-columns-repeated="2"/>
          <table:table-cell table:formula="of:=[.J193]/[.D197]" office:value-type="float" office:value="325.734821526524" calcext:value-type="float">
            <text:p>325.734821526524</text:p>
          </table:table-cell>
          <table:table-cell table:formula="of:=[.K193]/[.D200]" office:value-type="float" office:value="308.040199324632" calcext:value-type="float">
            <text:p>308.040199324632</text:p>
          </table:table-cell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4544" calcext:value-type="float">
            <text:p>204544</text:p>
          </table:table-cell>
          <table:table-cell office:value-type="float" office:value="39201481" calcext:value-type="float">
            <text:p>39201481</text:p>
          </table:table-cell>
          <table:table-cell office:value-type="float" office:value="0" calcext:value-type="float">
            <text:p>0</text:p>
          </table:table-cell>
          <table:table-cell office:value-type="float" office:value="453207432" calcext:value-type="float">
            <text:p>453207432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4544" calcext:value-type="float">
            <text:p>204544</text:p>
          </table:table-cell>
          <table:table-cell office:value-type="float" office:value="13161736" calcext:value-type="float">
            <text:p>13161736</text:p>
          </table:table-cell>
          <table:table-cell office:value-type="float" office:value="0" calcext:value-type="float">
            <text:p>0</text:p>
          </table:table-cell>
          <table:table-cell office:value-type="float" office:value="443893928" calcext:value-type="float">
            <text:p>443893928</text:p>
          </table:table-cell>
          <table:table-cell office:value-type="float" office:value="64.35" calcext:value-type="float">
            <text:p>6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4544" calcext:value-type="float">
            <text:p>204544</text:p>
          </table:table-cell>
          <table:table-cell office:value-type="float" office:value="13161736" calcext:value-type="float">
            <text:p>13161736</text:p>
          </table:table-cell>
          <table:table-cell office:value-type="float" office:value="0" calcext:value-type="float">
            <text:p>0</text:p>
          </table:table-cell>
          <table:table-cell office:value-type="float" office:value="290538264" calcext:value-type="float">
            <text:p>290538264</text:p>
          </table:table-cell>
          <table:table-cell office:value-type="float" office:value="64.35" calcext:value-type="float">
            <text:p>6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4544" calcext:value-type="float">
            <text:p>204544</text:p>
          </table:table-cell>
          <table:table-cell office:value-type="float" office:value="13161736" calcext:value-type="float">
            <text:p>13161736</text:p>
          </table:table-cell>
          <table:table-cell office:value-type="float" office:value="0" calcext:value-type="float">
            <text:p>0</text:p>
          </table:table-cell>
          <table:table-cell office:value-type="float" office:value="439070500" calcext:value-type="float">
            <text:p>439070500</text:p>
          </table:table-cell>
          <table:table-cell office:value-type="float" office:value="64.35" calcext:value-type="float">
            <text:p>6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4544" calcext:value-type="float">
            <text:p>204544</text:p>
          </table:table-cell>
          <table:table-cell office:value-type="float" office:value="13161736" calcext:value-type="float">
            <text:p>13161736</text:p>
          </table:table-cell>
          <table:table-cell office:value-type="float" office:value="0" calcext:value-type="float">
            <text:p>0</text:p>
          </table:table-cell>
          <table:table-cell office:value-type="float" office:value="437939404" calcext:value-type="float">
            <text:p>437939404</text:p>
          </table:table-cell>
          <table:table-cell office:value-type="float" office:value="64.35" calcext:value-type="float">
            <text:p>6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4544" calcext:value-type="float">
            <text:p>204544</text:p>
          </table:table-cell>
          <table:table-cell office:value-type="float" office:value="39201481" calcext:value-type="float">
            <text:p>39201481</text:p>
          </table:table-cell>
          <table:table-cell office:value-type="float" office:value="0" calcext:value-type="float">
            <text:p>0</text:p>
          </table:table-cell>
          <table:table-cell office:value-type="float" office:value="1258554252" calcext:value-type="float">
            <text:p>1258554252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4544" calcext:value-type="float">
            <text:p>204544</text:p>
          </table:table-cell>
          <table:table-cell office:value-type="float" office:value="39201481" calcext:value-type="float">
            <text:p>39201481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914900044" calcext:value-type="float">
            <text:p>914900044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4544" calcext:value-type="float">
            <text:p>204544</text:p>
          </table:table-cell>
          <table:table-cell office:value-type="float" office:value="39201481" calcext:value-type="float">
            <text:p>39201481</text:p>
          </table:table-cell>
          <table:table-cell office:value-type="float" office:value="0" calcext:value-type="float">
            <text:p>0</text:p>
          </table:table-cell>
          <table:table-cell office:value-type="float" office:value="1444634336" calcext:value-type="float">
            <text:p>1444634336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 style:data-style-name="N2" text:time-value="21:30:15.8069756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3:41:06.313029680</meta:creation-date>
    <dc:date>2017-11-10T21:34:11.266173038</dc:date>
    <meta:editing-duration>PT32M24S</meta:editing-duration>
    <meta:editing-cycles>3</meta:editing-cycles>
    <meta:generator>LibreOffice/5.3.6.1$Linux_X86_64 LibreOffice_project/30$Build-1</meta:generator>
    <meta:document-statistic meta:table-count="1" meta:cell-count="1326" meta:object-count="0"/>
  </office:meta>
</office:document-meta>
</file>